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10000000000000080000000804B398AF1D13287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1" style:family="table-column">
      <style:table-column-properties fo:break-before="auto" style:column-width="3.671cm"/>
    </style:style>
    <style:style style:name="co32" style:family="table-column">
      <style:table-column-properties fo:break-before="auto" style:column-width="6.237cm"/>
    </style:style>
    <style:style style:name="co33" style:family="table-column">
      <style:table-column-properties fo:break-before="auto" style:column-width="2.912cm"/>
    </style:style>
    <style:style style:name="co34" style:family="table-column">
      <style:table-column-properties fo:break-before="auto" style:column-width="1.265cm"/>
    </style:style>
    <style:style style:name="co35" style:family="table-column">
      <style:table-column-properties fo:break-before="auto" style:column-width="7.525cm"/>
    </style:style>
    <style:style style:name="co36" style:family="table-column">
      <style:table-column-properties fo:break-before="auto" style:column-width="7.146cm"/>
    </style:style>
    <style:style style:name="co37" style:family="table-column">
      <style:table-column-properties fo:break-before="auto" style:column-width="4.424cm"/>
    </style:style>
    <style:style style:name="co38" style:family="table-column">
      <style:table-column-properties fo:break-before="auto" style:column-width="3.203cm"/>
    </style:style>
    <style:style style:name="co39" style:family="table-column">
      <style:table-column-properties fo:break-before="auto" style:column-width="4.747cm"/>
    </style:style>
    <style:style style:name="co40" style:family="table-column">
      <style:table-column-properties fo:break-before="auto" style:column-width="2.981cm"/>
    </style:style>
    <style:style style:name="co27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99cm"/>
    </style:style>
    <style:style style:name="co13" style:family="table-column">
      <style:table-column-properties fo:break-before="auto" style:column-width="7.338cm"/>
    </style:style>
    <style:style style:name="co14" style:family="table-column">
      <style:table-column-properties fo:break-before="auto" style:column-width="2.071cm"/>
    </style:style>
    <style:style style:name="co15" style:family="table-column">
      <style:table-column-properties fo:break-before="auto" style:column-width="3.078cm"/>
    </style:style>
    <style:style style:name="co16" style:family="table-column">
      <style:table-column-properties fo:break-before="auto" style:column-width="2.279cm"/>
    </style:style>
    <style:style style:name="co17" style:family="table-column">
      <style:table-column-properties fo:break-before="auto" style:column-width="1.759cm"/>
    </style:style>
    <style:style style:name="co18" style:family="table-column">
      <style:table-column-properties fo:break-before="auto" style:column-width="1.446cm"/>
    </style:style>
    <style:style style:name="co19" style:family="table-column">
      <style:table-column-properties fo:break-before="auto" style:column-width="1.707cm"/>
    </style:style>
    <style:style style:name="co20" style:family="table-column">
      <style:table-column-properties fo:break-before="auto" style:column-width="3.928cm"/>
    </style:style>
    <style:style style:name="co21" style:family="table-column">
      <style:table-column-properties fo:break-before="auto" style:column-width="6.165cm"/>
    </style:style>
    <style:style style:name="co22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0.781cm"/>
    </style:style>
    <style:style style:name="co24" style:family="table-column">
      <style:table-column-properties fo:break-before="auto" style:column-width="3.653cm"/>
    </style:style>
    <style:style style:name="co25" style:family="table-column">
      <style:table-column-properties fo:break-before="auto" style:column-width="2.614cm"/>
    </style:style>
    <style:style style:name="co26" style:family="table-column">
      <style:table-column-properties fo:break-before="auto" style:column-width="3.48cm"/>
    </style:style>
    <style:style style:name="co28" style:family="table-column">
      <style:table-column-properties fo:break-before="auto" style:column-width="2.429cm"/>
    </style:style>
    <style:style style:name="co29" style:family="table-column">
      <style:table-column-properties fo:break-before="auto" style:column-width="2.034cm"/>
    </style:style>
    <style:style style:name="co30" style:family="table-column">
      <style:table-column-properties fo:break-before="auto" style:column-width="2.037cm"/>
    </style:style>
    <style:style style:name="co41" style:family="table-column">
      <style:table-column-properties fo:break-before="auto" style:column-width="1.665cm"/>
    </style:style>
    <style:style style:name="co42" style:family="table-column">
      <style:table-column-properties fo:break-before="auto" style:column-width="4.082cm"/>
    </style:style>
    <style:style style:name="co43" style:family="table-column">
      <style:table-column-properties fo:break-before="auto" style:column-width="2.004cm"/>
    </style:style>
    <style:style style:name="co44" style:family="table-column">
      <style:table-column-properties fo:break-before="auto" style:column-width="1.739cm"/>
    </style:style>
    <style:style style:name="co45" style:family="table-column">
      <style:table-column-properties fo:break-before="auto" style:column-width="1.789cm"/>
    </style:style>
    <style:style style:name="co46" style:family="table-column">
      <style:table-column-properties fo:break-before="auto" style:column-width="7.28cm"/>
    </style:style>
    <style:style style:name="co47" style:family="table-column">
      <style:table-column-properties fo:break-before="auto" style:column-width="4.879cm"/>
    </style:style>
    <style:style style:name="co48" style:family="table-column">
      <style:table-column-properties fo:break-before="auto" style:column-width="10.16cm"/>
    </style:style>
    <style:style style:name="co49" style:family="table-column">
      <style:table-column-properties fo:break-before="auto" style:column-width="3.981cm"/>
    </style:style>
    <style:style style:name="co50" style:family="table-column">
      <style:table-column-properties fo:break-before="auto" style:column-width="6.325cm"/>
    </style:style>
    <style:style style:name="co51" style:family="table-column">
      <style:table-column-properties fo:break-before="auto" style:column-width="4.283cm"/>
    </style:style>
    <style:style style:name="co52" style:family="table-column">
      <style:table-column-properties fo:break-before="auto" style:column-width="4.117cm"/>
    </style:style>
    <style:style style:name="co53" style:family="table-column">
      <style:table-column-properties fo:break-before="auto" style:column-width="2.574cm"/>
    </style:style>
    <style:style style:name="co54" style:family="table-column">
      <style:table-column-properties fo:break-before="auto" style:column-width="2.623cm"/>
    </style:style>
    <style:style style:name="co55" style:family="table-column">
      <style:table-column-properties fo:break-before="auto" style:column-width="2.723cm"/>
    </style:style>
    <style:style style:name="co56" style:family="table-column">
      <style:table-column-properties fo:break-before="auto" style:column-width="1.70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1.736cm" fo:break-before="auto" style:use-optimal-row-height="false"/>
    </style:style>
    <style:style style:name="ro6" style:family="table-row">
      <style:table-row-properties style:row-height="1.012cm" fo:break-before="auto" style:use-optimal-row-height="fals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37" style:family="table-cell" style:parent-style-name="Default">
      <style:table-cell-properties fo:background-color="#800000" style:text-align-source="fix" style:repeat-content="false" fo:wrap-option="wrap" fo:border="0.06pt solid #ffffff" style:vertical-align="middl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38" style:family="table-cell" style:parent-style-name="Default">
      <style:table-cell-properties fo:background-color="#800000"/>
      <style:text-properties fo:color="#ffffff"/>
    </style:style>
    <style:style style:name="ce139" style:family="table-cell" style:parent-style-name="Default">
      <style:text-properties style:font-name="Arial" style:font-name-asian="Arial Unicode MS" style:font-name-complex="Tahoma"/>
    </style:style>
    <style:style style:name="ce140" style:family="table-cell" style:parent-style-name="Default" style:data-style-name="N188"/>
    <style:style style:name="ce141" style:family="table-cell" style:parent-style-name="Default">
      <style:table-cell-properties fo:background-color="#4c1900" style:text-align-source="fix" style:repeat-content="false" fo:border="0.06pt solid #ffffff" style:vertical-align="middle"/>
      <style:paragraph-properties fo:text-align="center" fo:margin-left="0cm"/>
      <style:text-properties fo:color="#ffffff"/>
    </style:style>
    <style:style style:name="ce142" style:family="table-cell" style:parent-style-name="Default">
      <style:table-cell-properties fo:background-color="#4c1900" style:text-align-source="fix" style:repeat-content="false" fo:border="0.06pt solid #ffffff" style:vertical-align="middle"/>
      <style:paragraph-properties fo:text-align="start" fo:margin-left="0cm"/>
      <style:text-properties fo:color="#ffffff" style:font-name="Arial" fo:font-size="9pt" style:font-name-asian="WenQuanYi Micro Hei" style:font-size-asian="9pt" style:font-name-complex="Lohit Hindi" style:font-size-complex="9pt"/>
    </style:style>
    <style:style style:name="ce143" style:family="table-cell" style:parent-style-name="Default" style:data-style-name="N99">
      <style:table-cell-properties style:text-align-source="fix" style:repeat-content="false"/>
      <style:paragraph-properties fo:text-align="start" fo:margin-left="0cm"/>
      <style:text-properties style:font-name="Arial" style:font-name-asian="Arial Unicode MS" style:font-name-complex="Tahoma"/>
    </style:style>
    <style:style style:name="ce144" style:family="table-cell" style:parent-style-name="Default">
      <style:table-cell-properties fo:background-color="#4c1900" style:text-align-source="fix" style:repeat-content="false" fo:border="0.06pt solid #ffffff" style:vertical-align="middle"/>
      <style:paragraph-properties fo:text-align="start" fo:margin-left="0cm"/>
      <style:text-properties fo:color="#ffffff"/>
    </style:style>
    <style:style style:name="ce145" style:family="table-cell" style:parent-style-name="Default" style:data-style-name="N99">
      <style:table-cell-properties style:text-align-source="fix" style:repeat-content="false"/>
      <style:paragraph-properties fo:text-align="start" fo:margin-left="0cm"/>
    </style:style>
    <style:style style:name="ce146" style:family="table-cell" style:parent-style-name="Default" style:data-style-name="N99">
      <style:table-cell-properties style:text-align-source="fix" style:repeat-content="false"/>
      <style:paragraph-properties fo:text-align="start" fo:margin-left="0cm"/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ce147" style:family="table-cell" style:parent-style-name="Default" style:data-style-name="N99"/>
    <style:style style:name="ce1" style:family="table-cell" style:parent-style-name="Default">
      <style:table-cell-properties fo:background-color="#422525" style:text-align-source="fix" style:repeat-content="false" fo:border="0.06pt solid #ffffff"/>
      <style:paragraph-properties fo:text-align="start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422525" style:text-align-source="fix" style:repeat-content="false" fo:border="0.06pt solid #ffffff" style:vertical-align="middle"/>
      <style:paragraph-properties fo:text-align="end" fo:margin-left="0cm"/>
      <style:text-properties fo:color="#ffffff" fo:font-size="9pt" style:font-size-asian="9pt" style:font-size-complex="9pt"/>
    </style:style>
    <style:style style:name="ce3" style:family="table-cell" style:parent-style-name="Default">
      <style:table-cell-properties fo:border="0.06pt solid #ffffff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353d71" style:text-align-source="fix" style:repeat-content="false" fo:border="0.06pt solid #ffffff"/>
      <style:paragraph-properties fo:text-align="start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353d71" style:text-align-source="fix" style:repeat-content="false" fo:border="0.06pt solid #ffffff" style:vertical-align="middle"/>
      <style:paragraph-properties fo:text-align="end" fo:margin-left="0cm"/>
      <style:text-properties fo:color="#ffffff" fo:font-size="9pt" style:font-size-asian="9pt" style:font-size-complex="9pt"/>
    </style:style>
    <style:style style:name="ce66" style:family="table-cell" style:parent-style-name="Default">
      <style:table-cell-properties fo:border="0.06pt solid #ffffff"/>
    </style:style>
    <style:style style:name="ce7" style:family="table-cell" style:parent-style-name="Default">
      <style:table-cell-properties fo:background-color="#345b3a" style:text-align-source="fix" style:repeat-content="false" fo:border="0.06pt solid #ffffff"/>
      <style:paragraph-properties fo:text-align="start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345b3a" style:text-align-source="fix" style:repeat-content="false" fo:border="0.06pt solid #ffffff" style:vertical-align="middle"/>
      <style:paragraph-properties fo:text-align="end" fo:margin-left="0cm"/>
      <style:text-properties fo:color="#ffffff" fo:font-size="9pt" style:font-size-asian="9pt" style:font-size-complex="9pt"/>
    </style:style>
    <style:style style:name="ce9" style:family="table-cell" style:parent-style-name="Default">
      <style:table-cell-properties fo:background-color="#345b3a" style:text-align-source="fix" style:repeat-content="false" fo:border="0.06pt solid #ffffff" style:vertical-align="middle"/>
      <style:paragraph-properties fo:text-align="end" fo:margin-left="0cm"/>
      <style:text-properties fo:color="#ffffff" style:font-name="Arial" fo:font-size="9pt" style:font-name-asian="Arial Unicode MS" style:font-size-asian="9pt" style:font-name-complex="Tahoma" style:font-size-complex="9pt"/>
    </style:style>
    <style:style style:name="ce10" style:family="table-cell" style:parent-style-name="Default">
      <style:table-cell-properties fo:background-color="#345b3a" style:cell-protect="none" style:print-content="true" style:text-align-source="fix" style:repeat-content="false" fo:border="0.06pt solid #ffffff" style:vertical-align="middle"/>
      <style:paragraph-properties fo:text-align="end" fo:margin-left="0cm"/>
      <style:text-properties fo:color="#ffffff" fo:font-size="9pt" style:font-size-asian="9pt" style:font-size-complex="9pt"/>
    </style:style>
    <style:style style:name="ce77" style:family="table-cell" style:parent-style-name="Default">
      <style:table-cell-properties fo:background-color="#345b3a" style:cell-protect="none" style:print-content="true" style:text-align-source="fix" style:repeat-content="false" fo:border="0.06pt solid #ffffff" style:vertical-align="middle"/>
      <style:paragraph-properties fo:text-align="end"/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ead6d6" style:cell-protect="none" style:print-content="true" fo:border="0.06pt solid #ffffff"/>
    </style:style>
    <style:style style:name="ce15" style:family="table-cell" style:parent-style-name="Default">
      <style:table-cell-properties fo:background-color="#9aa3e2" style:cell-protect="none" style:print-content="true" fo:border="0.06pt solid #ffffff"/>
    </style:style>
    <style:style style:name="ce16" style:family="table-cell" style:parent-style-name="Default">
      <style:table-cell-properties fo:background-color="#9aa3e2" style:cell-protect="none" style:print-content="true" fo:border="0.06pt solid #ffffff"/>
      <style:text-properties style:font-name="Arial" fo:font-size="8pt" style:font-name-asian="Arial Unicode MS" style:font-size-asian="8pt" style:font-name-complex="Arial Unicode MS" style:font-size-complex="8pt"/>
    </style:style>
    <style:style style:name="ce17" style:family="table-cell" style:parent-style-name="Default" style:data-style-name="N100">
      <style:table-cell-properties fo:background-color="#9aa3e2" style:cell-protect="none" style:print-content="true" fo:border="0.06pt solid #ffffff"/>
      <style:text-properties style:font-name="Arial" style:font-name-asian="Arial Unicode MS" style:font-name-complex="Tahoma"/>
    </style:style>
    <style:style style:name="ce18" style:family="table-cell" style:parent-style-name="Default">
      <style:table-cell-properties fo:background-color="#ffffff" fo:border="0.06pt solid #ffffff"/>
    </style:style>
    <style:style style:name="ce19" style:family="table-cell" style:parent-style-name="Default">
      <style:table-cell-properties fo:background-color="#b1c5b5" style:cell-protect="none" style:print-content="true" fo:border="0.06pt solid #ffffff"/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#b1c5b5" style:cell-protect="none" style:print-content="true" fo:border="0.06pt solid #ffffff"/>
      <style:text-properties style:font-name="Arial" fo:font-size="8pt" style:font-name-asian="Arial" style:font-size-asian="8pt" style:font-name-complex="Arial" style:font-size-complex="8pt"/>
    </style:style>
    <style:style style:name="ce21" style:family="table-cell" style:parent-style-name="Default">
      <style:table-cell-properties fo:background-color="#345b3a" style:text-align-source="fix" style:repeat-content="false" fo:border="0.06pt solid #ffffff" style:vertical-align="middle"/>
      <style:paragraph-properties fo:text-align="start" fo:margin-left="0cm"/>
      <style:text-properties fo:color="#ffffff" style:font-name="Arial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ce22" style:family="table-cell" style:parent-style-name="Default">
      <style:table-cell-properties fo:background-color="#345b3a" style:text-align-source="fix" style:repeat-content="false" fo:border="0.06pt solid #ffffff"/>
      <style:paragraph-properties fo:text-align="end" fo:margin-left="0cm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background-color="#345b3a" style:text-align-source="fix" style:repeat-content="false" fo:border="0.06pt solid #ffffff"/>
      <style:paragraph-properties fo:text-align="end" fo:margin-left="0cm"/>
      <style:text-properties fo:color="#ffffff" style:font-name="Arial" fo:font-weight="bold" style:font-name-asian="Arial Unicode MS" style:font-weight-asian="bold" style:font-name-complex="Tahoma" style:font-weight-complex="bold"/>
    </style:style>
    <style:style style:name="ce91" style:family="table-cell" style:parent-style-name="Default">
      <style:table-cell-properties fo:background-color="#422525" style:text-align-source="fix" style:repeat-content="false" fo:wrap-option="wrap" fo:border="0.06pt solid #ffffff" style:vertical-align="middl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ackground-color="#422525" fo:border="0.06pt solid #ffffff"/>
      <style:text-properties fo:color="#ffffff"/>
    </style:style>
    <style:style style:name="ce26" style:family="table-cell" style:parent-style-name="Default">
      <style:table-cell-properties fo:background-color="#ead6d6" style:cell-protect="none" style:print-content="true" style:text-align-source="fix" style:repeat-content="false" fo:border="0.06pt solid #ffffff"/>
      <style:paragraph-properties fo:text-align="start" fo:margin-left="0cm"/>
    </style:style>
    <style:style style:name="ce27" style:family="table-cell" style:parent-style-name="Default">
      <style:table-cell-properties style:cell-protect="none" style:print-content="true" style:text-align-source="fix" style:repeat-content="false" fo:background-color="transparent" fo:border="none"/>
      <style:paragraph-properties fo:text-align="start" fo:margin-left="0cm"/>
    </style:style>
    <style:style style:name="ce28" style:family="table-cell" style:parent-style-name="Default">
      <style:table-cell-properties style:cell-protect="none" style:print-content="true" fo:background-color="transparent"/>
    </style:style>
    <style:style style:name="ce29" style:family="table-cell" style:parent-style-name="Default" style:data-style-name="N100">
      <style:table-cell-properties fo:background-color="#355e00" fo:border="0.06pt solid #ffffff"/>
      <style:text-properties fo:color="#ffffff"/>
    </style:style>
    <style:style style:name="ce30" style:family="table-cell" style:parent-style-name="Default" style:data-style-name="N100">
      <style:table-cell-properties fo:border="0.06pt solid #ffffff"/>
    </style:style>
    <style:style style:name="ce31" style:family="table-cell" style:parent-style-name="Default" style:data-style-name="N100">
      <style:table-cell-properties fo:background-color="#b1c5b5" style:cell-protect="none" style:print-content="true" style:text-align-source="fix" style:repeat-content="false" fo:border="0.06pt solid #ffffff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100">
      <style:table-cell-properties fo:background-color="#90a694" style:cell-protect="none" style:print-content="true" style:text-align-source="fix" style:repeat-content="false" fo:border="0.06pt solid #ffffff"/>
      <style:paragraph-properties fo:text-align="center" fo:margin-left="0cm"/>
    </style:style>
    <style:style style:name="ce33" style:family="table-cell" style:parent-style-name="Default" style:data-style-name="N100">
      <style:table-cell-properties fo:background-color="#ead6d6" style:cell-protect="none" style:print-content="true" style:text-align-source="fix" style:repeat-content="false" fo:border="0.06pt solid #ffffff"/>
      <style:paragraph-properties fo:text-align="center" fo:margin-left="0cm"/>
    </style:style>
    <style:style style:name="ce34" style:family="table-cell" style:parent-style-name="Default" style:data-style-name="N100">
      <style:table-cell-properties fo:background-color="#422525" style:text-align-source="fix" style:repeat-content="false" fo:border="0.06pt solid #ffffff"/>
      <style:paragraph-properties fo:text-align="center" fo:margin-left="0cm"/>
      <style:text-properties fo:color="#ffffff"/>
    </style:style>
    <style:style style:name="ce35" style:family="table-cell" style:parent-style-name="Default" style:data-style-name="N100">
      <style:table-cell-properties style:cell-protect="none" style:print-content="true" style:text-align-source="fix" style:repeat-content="false" fo:background-color="transparent" fo:border="none"/>
      <style:paragraph-properties fo:text-align="center" fo:margin-left="0cm"/>
    </style:style>
    <style:style style:name="ce36" style:family="table-cell" style:parent-style-name="Default" style:data-style-name="N100">
      <style:table-cell-properties style:cell-protect="none" style:print-content="true" fo:background-color="transparent"/>
    </style:style>
    <style:style style:name="ce37" style:family="table-cell" style:parent-style-name="Default" style:data-style-name="N100">
      <style:table-cell-properties fo:background-color="#355e00" fo:border="0.06pt solid #ffffff"/>
      <style:text-properties fo:color="#000000"/>
    </style:style>
    <style:style style:name="ce38" style:family="table-cell" style:parent-style-name="Default" style:data-style-name="N100">
      <style:table-cell-properties fo:border="0.06pt solid #ffffff"/>
      <style:text-properties style:use-window-font-color="true"/>
    </style:style>
    <style:style style:name="ce39" style:family="table-cell" style:parent-style-name="Default" style:data-style-name="N100">
      <style:table-cell-properties fo:background-color="#422525" style:text-align-source="fix" style:repeat-content="false" fo:wrap-option="wrap" fo:border="0.06pt solid #ffffff" style:vertical-align="middle"/>
      <style:paragraph-properties fo:text-align="center" fo:margin-left="0cm"/>
      <style:text-properties fo:color="#999999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 style:data-style-name="N100">
      <style:table-cell-properties fo:background-color="#ead6d6" style:cell-protect="none" style:print-content="true" style:text-align-source="fix" style:repeat-content="false" fo:border="0.06pt solid #ffffff"/>
      <style:paragraph-properties fo:text-align="start" fo:margin-left="0cm"/>
    </style:style>
    <style:style style:name="ce41" style:family="table-cell" style:parent-style-name="Default">
      <style:table-cell-properties fo:background-color="#355e00" fo:border="0.06pt solid #ffffff"/>
      <style:text-properties fo:color="#ffffff"/>
    </style:style>
    <style:style style:name="ce42" style:family="table-cell" style:parent-style-name="Default">
      <style:table-cell-properties fo:background-color="#422525" style:text-align-source="fix" style:repeat-content="false" fo:border="0.06pt solid #ffffff"/>
      <style:paragraph-properties fo:text-align="center" fo:margin-left="0cm"/>
      <style:text-properties fo:color="#ffffff"/>
    </style:style>
    <style:style style:name="ce43" style:family="table-cell" style:parent-style-name="Default">
      <style:table-cell-properties fo:background-color="#ead6d6" style:cell-protect="none" style:print-content="true" style:text-align-source="fix" style:repeat-content="false" fo:border="0.06pt solid #ffffff"/>
      <style:paragraph-properties fo:text-align="center" fo:margin-left="0cm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none"/>
      <style:paragraph-properties fo:text-align="center" fo:margin-left="0cm"/>
    </style:style>
    <style:style style:name="ce112" style:family="table-cell" style:parent-style-name="Default">
      <style:table-cell-properties fo:background-color="#355e00" style:text-align-source="fix" style:repeat-content="false" fo:border="0.06pt solid #ffffff"/>
      <style:paragraph-properties fo:text-align="center" fo:margin-left="0cm"/>
      <style:text-properties fo:color="#ffffff"/>
    </style:style>
    <style:style style:name="ce113" style:family="table-cell" style:parent-style-name="Default">
      <style:table-cell-properties style:text-align-source="fix" style:repeat-content="false" fo:border="0.06pt solid #ffffff"/>
      <style:paragraph-properties fo:text-align="center" fo:margin-left="0cm"/>
    </style:style>
    <style:style style:name="ce114" style:family="table-cell" style:parent-style-name="Default">
      <style:table-cell-properties fo:background-color="#4e5791" style:text-align-source="fix" style:repeat-content="false" fo:border="0.06pt solid #ffffff"/>
      <style:paragraph-properties fo:text-align="center" fo:margin-left="0cm"/>
      <style:text-properties fo:color="#ffffff"/>
    </style:style>
    <style:style style:name="ce115" style:family="table-cell" style:parent-style-name="Default">
      <style:table-cell-properties fo:background-color="#9aa3e2" style:cell-protect="none" style:print-content="true" style:text-align-source="fix" style:repeat-content="false" fo:border="0.06pt solid #ffffff"/>
      <style:paragraph-properties fo:text-align="center" fo:margin-left="0cm"/>
    </style:style>
    <style:style style:name="ce116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4e5791" style:text-align-source="fix" style:repeat-content="false" fo:border="0.06pt solid #ffffff" style:vertical-align="middle"/>
      <style:paragraph-properties fo:text-align="center" fo:margin-left="0cm"/>
      <style:text-properties fo:color="#ffffff"/>
    </style:style>
    <style:style style:name="ce51" style:family="table-cell" style:parent-style-name="Default">
      <style:table-cell-properties fo:background-color="#4e5791" style:text-align-source="fix" style:repeat-content="false" fo:border="0.06pt solid #ffffff"/>
      <style:paragraph-properties fo:text-align="center" fo:margin-left="0cm"/>
    </style:style>
    <style:style style:name="ce52" style:family="table-cell" style:parent-style-name="Default">
      <style:table-cell-properties fo:background-color="#4e5791" fo:border="0.06pt solid #ffffff"/>
    </style:style>
    <style:style style:name="ce53" style:family="table-cell" style:parent-style-name="Default">
      <style:table-cell-properties style:cell-protect="none" style:print-content="true" fo:background-color="transparent" fo:border="none"/>
    </style:style>
    <style:style style:name="ce54" style:family="table-cell" style:parent-style-name="Default">
      <style:table-cell-properties fo:background-color="#345b3a" style:text-align-source="fix" style:repeat-content="false" fo:wrap-option="wrap" style:vertical-align="top"/>
      <style:paragraph-properties fo:text-align="start"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ackground-color="#b1c5b5" style:text-align-source="fix" style:repeat-content="false" fo:wrap-option="wrap" style:vertical-align="top"/>
      <style:paragraph-properties fo:text-align="start" fo:margin-left="0cm"/>
      <style:text-properties fo:color="#182c1b" fo:font-size="8pt" style:font-size-asian="8pt" style:font-size-complex="8pt"/>
    </style:style>
    <style:style style:name="ce56" style:family="table-cell" style:parent-style-name="Default">
      <style:table-cell-properties fo:background-color="#4c1900" style:text-align-source="fix" style:repeat-content="false" fo:border="0.06pt solid #ffffff"/>
      <style:paragraph-properties fo:text-align="start" fo:margin-left="0cm"/>
      <style:text-properties fo:color="#ffffff"/>
    </style:style>
    <style:style style:name="ce57" style:family="table-cell" style:parent-style-name="Default">
      <style:table-cell-properties fo:background-color="#4c1900" style:text-align-source="fix" style:repeat-content="false" fo:border="0.06pt solid #ffffff"/>
      <style:paragraph-properties fo:text-align="end" fo:margin-left="0cm"/>
      <style:text-properties fo:color="#ffffff"/>
    </style:style>
    <style:style style:name="ce58" style:family="table-cell" style:parent-style-name="Default">
      <style:table-cell-properties fo:background-color="#314004" style:text-align-source="fix" style:repeat-content="false" fo:border="0.06pt solid #ffffff"/>
      <style:paragraph-properties fo:text-align="end" fo:margin-left="0cm"/>
      <style:text-properties fo:color="#ffffff"/>
    </style:style>
    <style:style style:name="ce126" style:family="table-cell" style:parent-style-name="Default">
      <style:table-cell-properties fo:background-color="#800000" style:text-align-source="fix" style:repeat-content="false" fo:wrap-option="wrap" fo:border="0.06pt solid #ffffff" style:vertical-align="middl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27" style:family="table-cell" style:parent-style-name="Default">
      <style:table-cell-properties fo:background-color="#800000"/>
      <style:text-properties fo:color="#ffffff"/>
    </style:style>
    <style:style style:name="ce128" style:family="table-cell" style:parent-style-name="Default">
      <style:text-properties style:font-name="Arial" style:font-name-asian="Arial Unicode MS" style:font-name-complex="Tahoma"/>
    </style:style>
    <style:style style:name="ce129" style:family="table-cell" style:parent-style-name="Default" style:data-style-name="N188"/>
    <style:style style:name="ce130" style:family="table-cell" style:parent-style-name="Default">
      <style:table-cell-properties fo:background-color="#4c1900" style:text-align-source="fix" style:repeat-content="false" fo:border="0.06pt solid #ffffff" style:vertical-align="middle"/>
      <style:paragraph-properties fo:text-align="center" fo:margin-left="0cm"/>
      <style:text-properties fo:color="#ffffff"/>
    </style:style>
    <style:style style:name="ce131" style:family="table-cell" style:parent-style-name="Default">
      <style:table-cell-properties fo:background-color="#4c1900" style:text-align-source="fix" style:repeat-content="false" fo:border="0.06pt solid #ffffff" style:vertical-align="middle"/>
      <style:paragraph-properties fo:text-align="start" fo:margin-left="0cm"/>
      <style:text-properties fo:color="#ffffff" style:font-name="Arial" fo:font-size="9pt" style:font-name-asian="WenQuanYi Micro Hei" style:font-size-asian="9pt" style:font-name-complex="Lohit Hindi" style:font-size-complex="9pt"/>
    </style:style>
    <style:style style:name="ce132" style:family="table-cell" style:parent-style-name="Default" style:data-style-name="N99">
      <style:table-cell-properties style:text-align-source="fix" style:repeat-content="false"/>
      <style:paragraph-properties fo:text-align="start" fo:margin-left="0cm"/>
      <style:text-properties style:font-name="Arial" style:font-name-asian="Arial Unicode MS" style:font-name-complex="Tahoma"/>
    </style:style>
    <style:style style:name="ce133" style:family="table-cell" style:parent-style-name="Default">
      <style:table-cell-properties fo:background-color="#4c1900" style:text-align-source="fix" style:repeat-content="false" fo:border="0.06pt solid #ffffff" style:vertical-align="middle"/>
      <style:paragraph-properties fo:text-align="start" fo:margin-left="0cm"/>
      <style:text-properties fo:color="#ffffff"/>
    </style:style>
    <style:style style:name="ce134" style:family="table-cell" style:parent-style-name="Default" style:data-style-name="N99">
      <style:table-cell-properties style:text-align-source="fix" style:repeat-content="false"/>
      <style:paragraph-properties fo:text-align="start" fo:margin-left="0cm"/>
    </style:style>
    <style:style style:name="ce135" style:family="table-cell" style:parent-style-name="Default" style:data-style-name="N99">
      <style:table-cell-properties style:text-align-source="fix" style:repeat-content="false"/>
      <style:paragraph-properties fo:text-align="start" fo:margin-left="0cm"/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ce136" style:family="table-cell" style:parent-style-name="Default" style:data-style-name="N99"/>
    <style:style style:name="ce70" style:family="table-cell" style:parent-style-name="Default">
      <style:table-cell-properties fo:background-color="#800000" style:text-align-source="fix" style:repeat-content="false" fo:wrap-option="wrap" fo:border="0.06pt solid #ffffff" style:vertical-align="middle"/>
      <style:paragraph-properties fo:text-align="center" fo:margin-left="0cm"/>
      <style:text-properties fo:color="#ffffff"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149" style:family="table-cell" style:parent-style-name="Default">
      <style:table-cell-properties fo:background-color="#800000" fo:border="0.06pt solid #ffffff"/>
      <style:text-properties fo:color="#ffffff"/>
    </style:style>
    <style:style style:name="ce72" style:family="table-cell" style:parent-style-name="Default">
      <style:table-cell-properties fo:background-color="#800000" fo:border="0.06pt solid #ffffff"/>
      <style:text-properties fo:color="#ffffff" style:font-name="Arial" style:font-name-asian="Arial Unicode MS" style:font-name-complex="Tahoma"/>
    </style:style>
    <style:style style:name="ce73" style:family="table-cell" style:parent-style-name="Default" style:data-style-name="N100"/>
    <style:style style:name="ce7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5" style:family="table-cell" style:parent-style-name="Default" style:data-style-name="N2"/>
    <style:style style:name="ce76" style:family="table-cell" style:parent-style-name="Default">
      <style:table-cell-properties style:cell-protect="none" style:print-content="true"/>
    </style:style>
    <style:style style:name="gr1" style:family="graphic">
      <style:graphic-properties fo:background-color="#d4adad"/>
    </style:style>
    <style:style style:name="gr2" style:family="graphic">
      <style:graphic-properties fo:background-color="#9aa3e2"/>
    </style:style>
    <style:style style:name="gr3" style:family="graphic">
      <style:graphic-properties fo:background-color="#b1c5b5"/>
    </style:style>
    <style:style style:name="gr4" style:family="graphic">
      <style:graphic-properties fo:background-color="#345b3a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/>
    </style:style>
    <style:style style:name="P3" style:family="paragraph">
      <style:paragraph-properties fo:text-align="end"/>
      <style:text-properties fo:color="#ffffff"/>
    </style:style>
    <style:style style:name="P4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&quot;)" table:allow-empty-cell="false" table:display-list="no" table:base-cell-address="identificacao.A20"/>
        <table:content-validation table:name="val2" table:base-cell-address="identificacao.A17">
          <table:error-message table:message-type="stop" table:display="true"/>
        </table:content-validation>
        <table:content-validation table:name="val3" table:base-cell-address="perimetro_1.A11">
          <table:help-message table:title="Selecione um dos valores da lista" table:display="false">
            <text:p><text:s/></text:p>
          </table:help-message>
        </table:content-validation>
      </table:content-validations>
      <table:table table:name="identificacao" table:style-name="ta3" table:protected="true" table:protection-key="0JH//jgxM6fwuCNDEjKMbo8kKC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ário" form:allow-deletes="false" form:allow-inserts="false" form:allow-updates="false" form:apply-filter="true" form:escape-processing="fals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listbox form:name="lstNaturezaServico" form:control-implementation="ooo:com.sun.star.form.component.ListBox" xml:id="control1" form:id="control1" form:dropdown="true" form:tab-stop="true" form:size="20" form:input-required="false" form:bound-column="1" form:linked-cell="identificacao.B2" form:list-linkage-type="selection" form:source-cell-range="parametros_controles.B2:parametros_controles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>
                  <form:list-value office:value="1"/>
                </form:list-property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</form:listbox>
            <form:listbox form:name="lstSituacao" form:control-implementation="ooo:com.sun.star.form.component.ListBox" xml:id="control2" form:id="control2" form:dropdown="true" form:tab-stop="true" form:size="20" form:input-required="false" form:bound-column="1" form:linked-cell="identificacao.B11" form:list-linkage-type="selection" form:source-cell-range="parametros_controles.B5:parametros_controles.B7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>
                  <form:list-value office:value="1"/>
                </form:list-property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</form:listbox>
            <form:listbox form:name="lstNaturezaArea" form:control-implementation="ooo:com.sun.star.form.component.ListBox" xml:id="control3" form:id="control3" form:dropdown="true" form:size="20" form:input-required="false" form:bound-column="1" form:linked-cell="identificacao.B12" form:list-linkage-type="selection" form:source-cell-range="parametros_controles.B9:parametros_controles.B2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>
                  <form:list-value office:value="0"/>
                </form:list-property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</form:listbox>
            <form:listbox form:name="lstTipoPessoa" form:control-implementation="ooo:com.sun.star.form.component.ListBox" xml:id="control4" form:id="control4" form:dropdown="true" form:size="20" form:input-required="false" form:bound-column="1" form:linked-cell="identificacao.B5" form:list-linkage-type="selection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  <office:event-listeners>
                <script:event-listener script:language="ooo:script" script:event-name="dom:change" xlink:href="vnd.sun.star.script:Sigef.Identificacao.changedListbox?language=Basic&amp;location=application" xlink:type="simple"/>
              </office:event-listeners>
              <form:option form:label="Física" form:current-selected="true" form:selected="true"/>
              <form:option form:label="Jurídica"/>
            </form:listbox>
            <form:button form:name="btAdicionarMunicipio" form:control-implementation="ooo:com.sun.star.form.component.CommandButton" xml:id="control5" form:id="control5" form:label="Adicionar Municipio" office:target-frame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igef.Identificacao.addMunicipio?language=Basic&amp;location=application" xlink:type="simple"/>
              </office:event-listeners>
            </form:button>
            <form:combobox form:name="cmbMunicipio" form:control-implementation="ooo:com.sun.star.form.component.ComboBox" xml:id="control6" form:id="control6" form:dropdown="true" form:size="20" form:input-required="false" form:convert-empty-to-null="true" form:list-source-type="table" form:linked-cell="identificacao.A17" form:source-cell-range="parametros_controles.B23:parametros_controles.B5592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</form:combobox>
            <form:formatted-text form:name="fieldCPF" form:control-implementation="ooo:com.sun.star.form.component.PatternField" xml:id="control7" form:id="control7" form:tab-stop="true" form:current-value="   .   .   -  " form:input-required="false" form:convert-empty-to-null="tru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PatternField"/>
                <form:property form:property-name="EditMask" office:value-type="string" office:string-value="NNNLNNNLNNNLNN"/>
                <form:property form:property-name="HelpText" office:value-type="string" office:string-value="Entrada formatada para CPF: '___.___.___-__'"/>
                <form:property form:property-name="LiteralMask" office:value-type="string" office:string-value="   .   .   -  "/>
                <form:property form:property-name="MouseWheelBehavior" office:value-type="float" office:value="0"/>
                <form:property form:property-name="ObjIDinMSO" office:value-type="float" office:value="0"/>
              </form:properties>
              <office:event-listeners>
                <script:event-listener script:language="ooo:script" script:event-name="dom:DOMFocusIn" xlink:href="vnd.sun.star.script:Sigef.Identificacao.initCellCpfCnpj?language=Basic&amp;location=application" xlink:type="simple"/>
                <script:event-listener script:language="ooo:script" script:event-name="form:textchange" xlink:href="vnd.sun.star.script:Sigef.Identificacao.setCellCpfCnpj?language=Basic&amp;location=application" xlink:type="simple"/>
              </office:event-listeners>
            </form:formatted-text>
            <form:listbox form:name="lstTipoIdentificacao" form:control-implementation="ooo:com.sun.star.form.component.ListBox" xml:id="control8" form:id="control8" form:dropdown="true" form:size="20" form:input-required="false" form:bound-column="1" form:linked-cell="identificacao.A15" form:list-linkage-type="selection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  <form:option form:label="Matrícula:" form:current-selected="true" form:selected="true"/>
              <form:option form:label="Transcrição:"/>
            </form:listbox>
          </form:form>
        </office:forms>
        <table:table-column table:style-name="co12" table:default-cell-style-name="ce13"/>
        <table:table-column table:style-name="co13" table:default-cell-style-name="ce13"/>
        <table:table-column table:style-name="co14" table:visibility="collapse" table:default-cell-style-name="ce13"/>
        <table:table-column table:style-name="co15" table:visibility="collapse" table:default-cell-style-name="ce13"/>
        <table:table-column table:style-name="co16" table:visibility="collapse" table:default-cell-style-name="ce13"/>
        <table:table-column table:style-name="co17" table:visibility="collapse" table:default-cell-style-name="ce13"/>
        <table:table-column table:style-name="co18" table:visibility="collapse" table:default-cell-style-name="ce13"/>
        <table:table-column table:style-name="co19" table:visibility="collapse" table:default-cell-style-name="ce13"/>
        <table:table-column table:style-name="co20" table:visibility="collapse" table:default-cell-style-name="ce13"/>
        <table:table-column table:style-name="co21" table:visibility="collapse" table:default-cell-style-name="ce13"/>
        <table:table-column table:style-name="co22" table:visibility="collapse" table:number-columns-repeated="1013" table:default-cell-style-name="ce13"/>
        <table:table-column table:style-name="co23" table:visibility="collapse" table:default-cell-style-name="ce13"/>
        <table:table-row table:style-name="ro3">
          <table:table-cell table:style-name="ce1" office:value-type="string" calcext:value-type="string" table:number-columns-spanned="2" table:number-rows-spanned="1">
            <text:p>Identificação do Serviço de Georreferenciamento</text:p>
            <draw:control table:end-cell-address="identificacao.B2" table:end-x="7.336cm" table:end-y="0.425cm" draw:z-index="0" draw:style-name="gr1" draw:text-style-name="P1" svg:width="7.34cm" svg:height="0.442cm" svg:x="5.986cm" svg:y="0.595cm" draw:control="control1"/>
          </table:table-cell>
          <table:covered-table-cell table:style-name="Default" office:value-type="string" calcext:value-type="string">
            <text:p>Contrato com Administração Pública</text:p>
          </table:covered-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tureza do serviço:</text:p>
          </table:table-cell>
          <table:table-cell table:style-name="ce14" office:value-type="string" calcext:value-type="string">
            <text:p>Particular</text:p>
          </table:table-cell>
          <table:table-cell table:style-name="ce12" table:number-columns-repeated="1021"/>
          <table:table-cell table:style-name="ce12" office:value-type="string" calcext:value-type="string">
            <text:p><text:s/>= B2</text:p>
          </table:table-cell>
        </table:table-row>
        <table:table-row table:style-name="ro2">
          <table:table-cell table:style-name="ce3"/>
          <table:table-cell table:style-name="ce66"/>
          <table:table-cell table:style-name="ce12" table:number-columns-repeated="1022"/>
        </table:table-row>
        <table:table-row table:style-name="ro3">
          <table:table-cell table:style-name="ce4" office:value-type="string" calcext:value-type="string" table:number-columns-spanned="2" table:number-rows-spanned="1">
            <text:p>Identificação do Detentor</text:p>
          </table:table-cell>
          <table:covered-table-cell table:style-name="ce66"/>
          <table:table-cell table:style-name="ce12" table:number-columns-repeated="1022"/>
        </table:table-row>
        <table:table-row table:style-name="ro2">
          <table:table-cell table:style-name="ce5" office:value-type="string" calcext:value-type="string">
            <text:p>Tipo pessoa:</text:p>
            <draw:control table:end-cell-address="identificacao.B5" table:end-x="7.336cm" table:end-y="0.43cm" draw:z-index="3" draw:style-name="gr2" draw:text-style-name="P2" svg:width="7.34cm" svg:height="0.394cm" svg:x="5.986cm" svg:y="0.037cm" draw:control="control4"/>
          </table:table-cell>
          <table:table-cell table:style-name="ce15" office:value-type="string" calcext:value-type="string">
            <text:p>Física</text:p>
          </table:table-cell>
          <table:table-cell/>
          <table:table-cell table:style-name="ce12" table:number-columns-repeated="1021"/>
        </table:table-row>
        <table:table-row table:style-name="ro2">
          <table:table-cell table:style-name="ce5" office:value-type="string" calcext:value-type="string">
            <text:p>Nome:</text:p>
            <draw:control table:end-cell-address="identificacao.B7" table:end-x="7.336cm" table:end-y="0.413cm" draw:z-index="6" draw:style-name="gr2" draw:text-style-name="P1" svg:width="7.34cm" svg:height="0.441cm" svg:x="5.986cm" svg:y="0.424cm" draw:control="control7"/>
          </table:table-cell>
          <table:table-cell table:style-name="ce16"/>
          <table:table-cell table:style-name="ce12" table:number-columns-repeated="1022"/>
        </table:table-row>
        <table:table-row table:style-name="ro2">
          <table:table-cell table:style-name="ce5" office:value-type="string" calcext:value-type="string">
            <text:p>CPF:</text:p>
          </table:table-cell>
          <table:table-cell table:style-name="ce17" office:value-type="string" calcext:value-type="string">
            <text:p><text:s text:c="3"/>. <text:s text:c="2"/>. <text:s text:c="2"/>- <text:s/></text:p>
          </table:table-cell>
          <table:table-cell table:style-name="Default" table:number-columns-repeated="1022"/>
        </table:table-row>
        <table:table-row table:style-name="ro2">
          <table:table-cell table:style-name="ce66" table:number-columns-repeated="2"/>
          <table:table-cell table:style-name="ce12" table:number-columns-repeated="1022"/>
        </table:table-row>
        <table:table-row table:style-name="ro3">
          <table:table-cell table:style-name="ce7" office:value-type="string" calcext:value-type="string" table:number-columns-spanned="2" table:number-rows-spanned="1">
            <text:p>Identificação da Área</text:p>
          </table:table-cell>
          <table:covered-table-cell table:style-name="ce18"/>
          <table:table-cell table:style-name="ce12" table:number-columns-repeated="1022"/>
        </table:table-row>
        <table:table-row table:style-name="ro2">
          <table:table-cell table:style-name="ce8" office:value-type="string" calcext:value-type="string">
            <text:p>Denominação:</text:p>
          </table:table-cell>
          <table:table-cell table:style-name="ce19"/>
          <table:table-cell table:style-name="ce12" table:number-columns-repeated="1022"/>
        </table:table-row>
        <table:table-row table:style-name="ro2">
          <table:table-cell table:style-name="ce8" office:value-type="string" calcext:value-type="string">
            <text:p>Situação:</text:p>
            <draw:control table:end-cell-address="identificacao.B11" table:end-x="7.336cm" table:end-y="0.426cm" draw:z-index="1" draw:style-name="gr3" draw:text-style-name="P1" svg:width="7.34cm" svg:height="0.411cm" svg:x="5.986cm" svg:y="0.015cm" draw:control="control2"/>
            <draw:control table:end-cell-address="identificacao.B12" table:end-x="7.336cm" table:end-y="0.426cm" draw:z-index="2" draw:style-name="gr3" draw:text-style-name="P1" svg:width="7.34cm" svg:height="0.468cm" svg:x="5.986cm" svg:y="0.409cm" draw:control="control3"/>
          </table:table-cell>
          <table:table-cell table:style-name="ce19" office:value-type="string" calcext:value-type="string">
            <text:p>Imóvel Registrado</text:p>
          </table:table-cell>
          <table:table-cell table:style-name="ce12" table:number-columns-repeated="1022"/>
        </table:table-row>
        <table:table-row table:style-name="ro2">
          <table:table-cell table:style-name="ce8" office:value-type="string" calcext:value-type="string">
            <text:p>Natureza da área:</text:p>
          </table:table-cell>
          <table:table-cell table:style-name="ce19" office:value-type="string" calcext:value-type="string">
            <text:p>Particular</text:p>
          </table:table-cell>
          <table:table-cell table:style-name="ce12" table:number-columns-repeated="1022"/>
        </table:table-row>
        <table:table-row table:style-name="ro2">
          <table:table-cell table:style-name="ce9" office:value-type="string" calcext:value-type="string">
            <text:p>Código do Imóvel(SNCR/INCRA):</text:p>
          </table:table-cell>
          <table:table-cell table:style-name="ce19" office:value-type="string" calcext:value-type="string">
            <text:p>12345678901-23</text:p>
          </table:table-cell>
          <table:table-cell table:style-name="ce12" table:number-columns-repeated="1022"/>
        </table:table-row>
        <table:table-row table:style-name="ro2">
          <table:table-cell table:style-name="ce8" office:value-type="string" calcext:value-type="string">
            <text:p>Código do cartório (CNS):</text:p>
          </table:table-cell>
          <table:table-cell table:style-name="ce20" office:value-type="string" calcext:value-type="string">
            <text:p>00.000-0</text:p>
          </table:table-cell>
          <table:table-cell table:style-name="ce12" table:number-columns-repeated="1022"/>
        </table:table-row>
        <table:table-row table:style-name="ro2">
          <table:table-cell table:style-name="ce10" table:content-validation-name="val1" office:value-type="string" calcext:value-type="string">
            <text:p>Matrícula:</text:p>
            <draw:control table:end-cell-address="identificacao.B15" table:end-x="0.005cm" table:end-y="0.42cm" draw:z-index="7" draw:style-name="gr4" draw:text-style-name="P3" svg:width="5.995cm" svg:height="0.001cm" svg:x="0cm" svg:y="-0.032cm" draw:control="control8"/>
          </table:table-cell>
          <table:table-cell table:style-name="ce19" office:value-type="float" office:value="1" calcext:value-type="float">
            <text:p>1</text:p>
          </table:table-cell>
          <table:table-cell table:style-name="ce12" table:number-columns-repeated="1022"/>
        </table:table-row>
        <table:table-row table:style-name="ro2">
          <table:table-cell table:style-name="ce8" office:value-type="string" calcext:value-type="string">
            <text:p>Município(s):</text:p>
          </table:table-cell>
          <table:table-cell table:style-name="ce19">
            <draw:control table:end-cell-address="identificacao.B16" table:end-x="7.323cm" table:end-y="0.416cm" draw:z-index="4" draw:text-style-name="P4" svg:width="7.318cm" svg:height="0.39cm" svg:x="0.005cm" svg:y="0.026cm" draw:control="control5"/>
          </table:table-cell>
          <table:table-cell table:style-name="ce12" table:number-columns-repeated="1022"/>
        </table:table-row>
        <table:table-row table:style-name="ro2">
          <table:table-cell table:style-name="ce77" table:content-validation-name="val2" office:value-type="string" calcext:value-type="string">
            <text:p>Abadia de Goiás-GO</text:p>
            <draw:control table:end-cell-address="identificacao.B17" table:end-x="0.005cm" table:end-y="0.43cm" draw:z-index="5" draw:style-name="gr4" draw:text-style-name="P3" svg:width="5.995cm" svg:height="0.001cm" svg:x="0cm" svg:y="-0.022cm" draw:control="control6"/>
          </table:table-cell>
          <table:table-cell table:style-name="ce19"/>
          <table:table-cell table:style-name="ce12" table:number-columns-repeated="1022"/>
        </table:table-row>
        <table:table-row table:style-name="ro2" table:visibility="collapse" table:number-rows-repeated="65496">
          <table:table-cell table:style-name="ce12" table:number-columns-repeated="1024"/>
        </table:table-row>
        <table:table-row table:style-name="ro2" table:visibility="collapse" table:number-rows-repeated="11">
          <table:table-cell table:style-name="ce12"/>
          <table:table-cell/>
          <table:table-cell table:style-name="ce12" table:number-columns-repeated="1022"/>
        </table:table-row>
        <table:table-row table:style-name="ro2" table:visibility="collapse" table:number-rows-repeated="983043">
          <table:table-cell table:number-columns-repeated="1024"/>
        </table:table-row>
        <table:table-row table:style-name="ro2" table:visibility="collapse" table:number-rows-repeated="8">
          <table:table-cell table:style-name="ce66" table:number-columns-repeated="2"/>
          <table:table-cell table:number-columns-repeated="1022"/>
        </table:table-row>
        <table:table-row table:style-name="ro2" table:visibility="collapse">
          <table:table-cell table:style-name="ce66" table:number-columns-repeated="2"/>
          <table:table-cell table:number-columns-repeated="1022"/>
        </table:table-row>
      </table:table>
      <table:table table:name="perimetro_1" table:style-name="ta3" table:protected="true" table:protection-key="0JH//jgxM6fwuCNDEjKMbo8kKCw=" table:protection-key-digest-algorithm="http://www.w3.org/2000/09/xmldsig#sha1">
        <loext:table-protection loext:select-unprotected-cells="true"/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listbox form:name="lstHemisferio" form:control-implementation="ooo:com.sun.star.form.component.ListBox" xml:id="control9" form:id="control9" form:disabled="true" form:dropdown="true" form:size="20" form:input-required="false" form:bound-column="1" form:list-source-type="tabl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  <office:event-listeners>
                <script:event-listener script:language="ooo:script" script:event-name="dom:change" xlink:href="vnd.sun.star.script:Sigef.Perimetro.changedListbox?language=Basic&amp;location=application" xlink:type="simple"/>
                <script:event-listener script:language="ooo:script" script:event-name="dom:DOMFocusIn" xlink:href="vnd.sun.star.script:Sigef.Perimetro.initListBox?language=Basic&amp;location=application" xlink:type="simple"/>
              </office:event-listeners>
              <form:option form:label="Sul" form:selected="true"/>
              <form:option form:label="Norte" form:current-selected="true"/>
            </form:listbox>
            <form:listbox form:name="lstMeridianos" form:control-implementation="ooo:com.sun.star.form.component.ListBox" xml:id="control10" form:id="control10" form:disabled="true" form:dropdown="true" form:size="20" form:input-required="false" form:bound-column="1" form:list-source-type="tabl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  <office:event-listeners>
                <script:event-listener script:language="ooo:script" script:event-name="dom:change" xlink:href="vnd.sun.star.script:Sigef.Perimetro.changedListbox?language=Basic&amp;location=application" xlink:type="simple"/>
                <script:event-listener script:language="ooo:script" script:event-name="dom:DOMFocusIn" xlink:href="vnd.sun.star.script:Sigef.Perimetro.initListBox?language=Basic&amp;location=application" xlink:type="simple"/>
              </office:event-listeners>
              <form:option form:label=" -75"/>
              <form:option form:label=" -69"/>
              <form:option form:label=" -63" form:current-selected="true"/>
              <form:option form:label=" -57"/>
              <form:option form:label=" -51" form:selected="true"/>
              <form:option form:label=" -45"/>
              <form:option form:label=" -39"/>
              <form:option form:label=" -33"/>
            </form:listbox>
            <form:listbox form:name="lstTypeCoord" form:control-implementation="ooo:com.sun.star.form.component.ListBox" xml:id="control11" form:id="control11" form:dropdown="true" form:size="20" form:input-required="false" form:bound-column="1" form:list-source-type="tabl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  <office:event-listeners>
                <script:event-listener script:language="ooo:script" script:event-name="dom:change" xlink:href="vnd.sun.star.script:Sigef.Perimetro.changedListbox?language=Basic&amp;location=application" xlink:type="simple"/>
                <script:event-listener script:language="ooo:script" script:event-name="dom:DOMFocusIn" xlink:href="vnd.sun.star.script:Sigef.Perimetro.initListBox?language=Basic&amp;location=application" xlink:type="simple"/>
              </office:event-listeners>
              <form:option form:label="UTM" form:selected="true"/>
              <form:option form:label="Geográfica" form:current-selected="true"/>
            </form:listbox>
            <form:formatted-text form:name="fieldParcelNumber" form:control-implementation="ooo:com.sun.star.form.component.PatternField" xml:id="control12" form:id="control12" form:tab-stop="true" form:current-value="001" form:input-required="false" form:convert-empty-to-null="tru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PatternField"/>
                <form:property form:property-name="EditMask" office:value-type="string" office:string-value="NNN"/>
                <form:property form:property-name="LiteralMask" office:value-type="string" office:string-value="000"/>
                <form:property form:property-name="MaxTextLen" office:value-type="float" office:value="3"/>
                <form:property form:property-name="MouseWheelBehavior" office:value-type="float" office:value="0"/>
                <form:property form:property-name="ObjIDinMSO" office:value-type="float" office:value="0"/>
              </form:properties>
              <office:event-listeners>
                <script:event-listener script:language="ooo:script" script:event-name="dom:DOMFocusIn" xlink:href="vnd.sun.star.script:Sigef.Perimetro.initCellPerimeterNumber?language=Basic&amp;location=application" xlink:type="simple"/>
                <script:event-listener script:language="ooo:script" script:event-name="form:textchange" xlink:href="vnd.sun.star.script:Sigef.Perimetro.setCellPerimeterNumber?language=Basic&amp;location=application" xlink:type="simple"/>
              </office:event-listeners>
            </form:formatted-text>
            <form:listbox form:name="lstTypeSide" form:control-implementation="ooo:com.sun.star.form.component.ListBox" xml:id="control13" form:id="control13" form:dropdown="true" form:size="20" form:input-required="false" form:bound-column="1" form:list-source-type="tabl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  <office:event-listeners>
                <script:event-listener script:language="ooo:script" script:event-name="dom:change" xlink:href="vnd.sun.star.script:Sigef.Perimetro.changedListbox?language=Basic&amp;location=application" xlink:type="simple"/>
                <script:event-listener script:language="ooo:script" script:event-name="dom:DOMFocusIn" xlink:href="vnd.sun.star.script:Sigef.Perimetro.initListBox?language=Basic&amp;location=application" xlink:type="simple"/>
              </office:event-listeners>
              <form:option form:label="Externo" form:current-selected="true" form:selected="true"/>
              <form:option form:label="Interno"/>
            </form:listbox>
          </form:form>
        </office:forms>
        <table:table-column table:style-name="co24" table:default-cell-style-name="ce28"/>
        <table:table-column table:style-name="co25" table:default-cell-style-name="ce36"/>
        <table:table-column table:style-name="co26" table:default-cell-style-name="ce36"/>
        <table:table-column table:style-name="co28" table:default-cell-style-name="ce36"/>
        <table:table-column table:style-name="co29" table:default-cell-style-name="ce36"/>
        <table:table-column table:style-name="co30" table:default-cell-style-name="ce36"/>
        <table:table-column table:style-name="co41" table:default-cell-style-name="ce36"/>
        <table:table-column table:style-name="co42" table:default-cell-style-name="ce28"/>
        <table:table-column table:style-name="co43" table:default-cell-style-name="ce116"/>
        <table:table-column table:style-name="co44" table:default-cell-style-name="ce116"/>
        <table:table-column table:style-name="co45" table:default-cell-style-name="ce116"/>
        <table:table-column table:style-name="co46" table:default-cell-style-name="ce28"/>
        <table:table-column table:style-name="co47" table:visibility="collapse" table:default-cell-style-name="ce13"/>
        <table:table-column table:style-name="co22" table:visibility="collapse" table:number-columns-repeated="1010" table:default-cell-style-name="ce13"/>
        <table:table-column table:style-name="co22" table:visibility="collapse" table:default-cell-style-name="Default"/>
        <table:table-row table:style-name="ro3">
          <table:table-cell table:style-name="ce21" office:value-type="string" calcext:value-type="string" table:number-columns-spanned="13" table:number-rows-spanned="1">
            <text:p>Tabela de Perímetro</text:p>
          </table:table-cell>
          <table:covered-table-cell table:style-name="ce29" office:value-type="string" calcext:value-type="string">
            <text:p>UTM</text:p>
          </table:covered-table-cell>
          <table:covered-table-cell table:style-name="ce37"/>
          <table:covered-table-cell table:style-name="ce29"/>
          <table:covered-table-cell table:style-name="ce37"/>
          <table:covered-table-cell table:number-columns-repeated="2" table:style-name="ce29"/>
          <table:covered-table-cell table:style-name="ce41"/>
          <table:covered-table-cell table:style-name="ce112" table:content-validation-name="val2"/>
          <table:covered-table-cell table:number-columns-repeated="2" table:style-name="ce112"/>
          <table:covered-table-cell table:number-columns-repeated="2" table:style-name="ce12"/>
          <table:table-cell table:style-name="ce12" table:number-columns-repeated="1011"/>
        </table:table-row>
        <table:table-row table:style-name="ro2">
          <table:table-cell table:style-name="ce66"/>
          <table:table-cell table:style-name="ce30" table:number-columns-repeated="6"/>
          <table:table-cell table:style-name="ce66"/>
          <table:table-cell table:style-name="ce113" table:content-validation-name="val2"/>
          <table:table-cell table:style-name="ce113" table:number-columns-repeated="2"/>
          <table:table-cell table:style-name="ce66" table:number-columns-repeated="2"/>
          <table:table-cell table:style-name="ce12" table:number-columns-repeated="1011"/>
        </table:table-row>
        <table:table-row table:style-name="ro2">
          <table:table-cell table:style-name="ce22" office:value-type="string" calcext:value-type="string">
            <text:p>Denominação:</text:p>
          </table:table-cell>
          <table:table-cell table:style-name="ce31" office:value-type="string" calcext:value-type="string">
            <text:p>Parte 1</text:p>
          </table:table-cell>
          <table:table-cell table:style-name="ce30" table:number-columns-repeated="5"/>
          <table:table-cell table:style-name="ce66"/>
          <table:table-cell table:style-name="ce113" table:content-validation-name="val2"/>
          <table:table-cell table:style-name="ce113" table:number-columns-repeated="2"/>
          <table:table-cell table:style-name="ce66"/>
          <table:table-cell table:style-name="ce12" table:number-columns-repeated="1012"/>
        </table:table-row>
        <table:table-row table:style-name="ro2">
          <table:table-cell table:style-name="ce23" office:value-type="string" calcext:value-type="string">
            <text:p>Parcela número:</text:p>
          </table:table-cell>
          <table:table-cell table:style-name="ce32" office:value-type="string" calcext:value-type="string">
            <text:p>001</text:p>
            <draw:control table:end-cell-address="perimetro_1.B4" table:end-x="2.596cm" table:end-y="0.431cm" draw:z-index="3" draw:style-name="gr3" draw:text-style-name="P1" svg:width="2.596cm" svg:height="0.392cm" svg:x="0cm" svg:y="0.039cm" draw:control="control12"/>
          </table:table-cell>
          <table:table-cell table:style-name="ce30" office:value-type="string" calcext:value-type="string">
            <text:p><text:s/></text:p>
          </table:table-cell>
          <table:table-cell table:style-name="ce30" table:number-columns-repeated="4"/>
          <table:table-cell table:style-name="ce66"/>
          <table:table-cell table:style-name="ce113" table:content-validation-name="val2"/>
          <table:table-cell table:style-name="ce113" table:number-columns-repeated="2"/>
          <table:table-cell table:style-name="ce66"/>
          <table:table-cell table:style-name="ce12" table:number-columns-repeated="1012"/>
        </table:table-row>
        <table:table-row table:style-name="ro2">
          <table:table-cell table:style-name="ce23" office:value-type="string" calcext:value-type="string">
            <text:p>Lado:</text:p>
          </table:table-cell>
          <table:table-cell table:style-name="ce32" office:value-type="string" calcext:value-type="string">
            <text:p>Externo</text:p>
            <draw:control table:end-cell-address="perimetro_1.B5" table:end-x="2.609cm" table:end-y="0.428cm" draw:z-index="4" draw:style-name="gr3" draw:text-style-name="P1" svg:width="2.61cm" svg:height="0.428cm" svg:x="-0.001cm" svg:y="0cm" draw:control="control13"/>
          </table:table-cell>
          <table:table-cell table:style-name="ce30" table:number-columns-repeated="5"/>
          <table:table-cell table:style-name="ce66"/>
          <table:table-cell table:style-name="ce113" table:content-validation-name="val2"/>
          <table:table-cell table:style-name="ce113" table:number-columns-repeated="2"/>
          <table:table-cell table:style-name="ce66"/>
          <table:table-cell table:style-name="ce12" table:number-columns-repeated="1012"/>
        </table:table-row>
        <table:table-row table:style-name="ro2">
          <table:table-cell table:style-name="ce66"/>
          <table:table-cell table:style-name="ce30" table:number-columns-repeated="6"/>
          <table:table-cell table:style-name="ce66"/>
          <table:table-cell table:style-name="ce113" table:content-validation-name="val2"/>
          <table:table-cell table:style-name="ce113" table:number-columns-repeated="2"/>
          <table:table-cell table:style-name="ce66"/>
          <table:table-cell table:style-name="ce12" table:number-columns-repeated="1012"/>
        </table:table-row>
        <table:table-row table:style-name="ro2">
          <table:table-cell table:style-name="ce91" office:value-type="string" calcext:value-type="string" table:number-columns-spanned="1" table:number-rows-spanned="2">
            <text:p>Sistema de referência SIRGAS2000</text:p>
          </table:table-cell>
          <table:table-cell table:style-name="ce30"/>
          <table:table-cell table:style-name="ce38"/>
          <table:table-cell table:style-name="ce30" table:number-columns-repeated="4"/>
          <table:table-cell table:style-name="ce66"/>
          <table:table-cell table:style-name="ce113" table:content-validation-name="val2"/>
          <table:table-cell table:style-name="ce113" table:number-columns-repeated="2"/>
          <table:table-cell table:style-name="ce66"/>
          <table:table-cell table:style-name="ce12" table:number-columns-repeated="1012"/>
        </table:table-row>
        <table:table-row table:style-name="ro2">
          <table:covered-table-cell table:style-name="ce66"/>
          <table:table-cell table:style-name="ce30">
            <draw:control table:end-cell-address="perimetro_1.B9" table:end-x="2.609cm" table:end-y="0.426cm" draw:z-index="2" draw:style-name="gr1" draw:text-style-name="P1" svg:width="2.61cm" svg:height="0.452cm" svg:x="-0.001cm" svg:y="0.425cm" draw:control="control11"/>
          </table:table-cell>
          <table:table-cell table:style-name="ce30"/>
          <table:table-cell table:style-name="ce30">
            <draw:control table:end-cell-address="perimetro_1.E9" table:end-x="0.009cm" table:end-y="0.426cm" draw:z-index="1" draw:style-name="gr1" draw:text-style-name="P1" svg:width="2.433cm" svg:height="0.452cm" svg:x="0.005cm" svg:y="0.425cm" draw:control="control10"/>
          </table:table-cell>
          <table:table-cell table:style-name="ce30">
            <draw:control table:end-cell-address="perimetro_1.F9" table:end-x="2.013cm" table:end-y="0.426cm" draw:z-index="0" draw:style-name="gr1" draw:text-style-name="P1" svg:width="2.036cm" svg:height="0.452cm" svg:x="2.01cm" svg:y="0.425cm" draw:control="control9"/>
          </table:table-cell>
          <table:table-cell table:style-name="ce30" table:number-columns-repeated="2"/>
          <table:table-cell table:style-name="ce66"/>
          <table:table-cell table:style-name="ce113" table:content-validation-name="val2"/>
          <table:table-cell table:style-name="ce113" table:number-columns-repeated="2"/>
          <table:table-cell table:style-name="ce66"/>
          <table:table-cell table:style-name="ce12" table:number-columns-repeated="1012"/>
        </table:table-row>
        <table:table-row table:style-name="ro2">
          <table:table-cell table:style-name="ce91" office:value-type="string" calcext:value-type="string">
            <text:p>Tipo de Coordenada:</text:p>
          </table:table-cell>
          <table:table-cell table:style-name="ce33" office:value-type="string" calcext:value-type="string">
            <text:p>Geográfica</text:p>
          </table:table-cell>
          <table:table-cell table:style-name="ce39" office:value-type="string" calcext:value-type="string">
            <text:p>Meridiano Central (°):</text:p>
          </table:table-cell>
          <table:table-cell table:style-name="ce40" office:value-type="string" calcext:value-type="string">
            <text:p><text:s/>-63</text:p>
          </table:table-cell>
          <table:table-cell table:style-name="ce39" office:value-type="string" calcext:value-type="string">
            <text:p>Hemisfério:</text:p>
          </table:table-cell>
          <table:table-cell table:style-name="ce33" office:value-type="string" calcext:value-type="string">
            <text:p>Norte</text:p>
          </table:table-cell>
          <table:table-cell table:style-name="ce30"/>
          <table:table-cell table:style-name="ce66"/>
          <table:table-cell table:style-name="ce113" table:content-validation-name="val2"/>
          <table:table-cell table:style-name="ce113" table:number-columns-repeated="2"/>
          <table:table-cell table:style-name="ce66"/>
          <table:table-cell table:style-name="ce12" table:number-columns-repeated="1012"/>
        </table:table-row>
        <table:table-row table:style-name="ro2">
          <table:table-cell table:style-name="ce66"/>
          <table:table-cell table:style-name="ce30" table:number-columns-repeated="6"/>
          <table:table-cell table:style-name="ce66"/>
          <table:table-cell table:style-name="ce113" table:content-validation-name="val2"/>
          <table:table-cell table:style-name="ce50" table:content-validation-name="val3" office:value-type="string" calcext:value-type="string" table:number-columns-spanned="3" table:number-rows-spanned="1">
            <text:p>Confrontante</text:p>
          </table:table-cell>
          <table:covered-table-cell table:style-name="ce51"/>
          <table:covered-table-cell table:style-name="ce52"/>
          <table:table-cell table:style-name="ce12" table:number-columns-repeated="1012"/>
        </table:table-row>
        <table:table-row table:style-name="ro2">
          <table:table-cell table:style-name="ce25" table:content-validation-name="val3" office:value-type="string" calcext:value-type="string">
            <text:p>Vértice</text:p>
          </table:table-cell>
          <table:table-cell table:style-name="ce34" table:content-validation-name="val3" office:value-type="string" calcext:value-type="string">
            <text:p>E/Long</text:p>
          </table:table-cell>
          <table:table-cell table:style-name="ce34" table:content-validation-name="val3" office:value-type="string" calcext:value-type="string">
            <text:p>Sigma long</text:p>
          </table:table-cell>
          <table:table-cell table:style-name="ce34" table:content-validation-name="val3" office:value-type="string" calcext:value-type="string">
            <text:p>N/Lat</text:p>
          </table:table-cell>
          <table:table-cell table:style-name="ce34" table:content-validation-name="val3" office:value-type="string" calcext:value-type="string">
            <text:p>Sigma lat</text:p>
          </table:table-cell>
          <table:table-cell table:style-name="ce34" table:content-validation-name="val3" office:value-type="string" calcext:value-type="string">
            <text:p>h</text:p>
          </table:table-cell>
          <table:table-cell table:style-name="ce34" table:content-validation-name="val3" office:value-type="string" calcext:value-type="string">
            <text:p>Sigma h</text:p>
          </table:table-cell>
          <table:table-cell table:style-name="ce42" office:value-type="string" calcext:value-type="string">
            <text:p>Método Posicionamento</text:p>
          </table:table-cell>
          <table:table-cell table:style-name="ce114" table:content-validation-name="val2" office:value-type="string" calcext:value-type="string">
            <text:p>Tipo Limite</text:p>
          </table:table-cell>
          <table:table-cell table:style-name="ce114" table:content-validation-name="val3" office:value-type="string" calcext:value-type="string">
            <text:p>CNS</text:p>
          </table:table-cell>
          <table:table-cell table:style-name="ce114" table:content-validation-name="val3" office:value-type="string" calcext:value-type="string">
            <text:p>Matrícula</text:p>
          </table:table-cell>
          <table:table-cell table:style-name="ce114" table:content-validation-name="val3" office:value-type="string" calcext:value-type="string">
            <text:p>Descritivo</text:p>
          </table:table-cell>
          <table:table-cell table:style-name="ce12" table:number-columns-repeated="1010"/>
          <table:table-cell table:style-name="Default"/>
          <table:table-cell/>
        </table:table-row>
        <table:table-row table:style-name="ro2" table:number-rows-repeated="9">
          <table:table-cell table:style-name="ce26"/>
          <table:table-cell table:style-name="ce33" table:number-columns-repeated="6"/>
          <table:table-cell table:style-name="ce43"/>
          <table:table-cell table:style-name="ce115" table:content-validation-name="val2"/>
          <table:table-cell table:style-name="ce115" table:number-columns-repeated="2"/>
          <table:table-cell table:style-name="ce15"/>
          <table:table-cell table:style-name="ce12" table:number-columns-repeated="1011"/>
          <table:table-cell/>
        </table:table-row>
        <table:table-row table:style-name="ro2" table:number-rows-repeated="65458">
          <table:table-cell table:style-name="ce27"/>
          <table:table-cell table:style-name="ce35" table:number-columns-repeated="6"/>
          <table:table-cell table:style-name="ce111"/>
          <table:table-cell table:style-name="ce111" table:content-validation-name="val2"/>
          <table:table-cell table:style-name="ce111" table:number-columns-repeated="2"/>
          <table:table-cell table:style-name="ce53"/>
          <table:table-cell table:style-name="ce12" table:number-columns-repeated="1011"/>
          <table:table-cell/>
        </table:table-row>
        <table:table-row table:style-name="ro2" table:number-rows-repeated="983097">
          <table:table-cell table:number-columns-repeated="8"/>
          <table:table-cell table:content-validation-name="val2"/>
          <table:table-cell table:number-columns-repeated="1015"/>
        </table:table-row>
        <table:table-row table:style-name="ro2">
          <table:table-cell table:number-columns-repeated="8"/>
          <table:table-cell table:content-validation-name="val2"/>
          <table:table-cell table:number-columns-repeated="1015"/>
        </table:table-row>
      </table:table>
      <table:table table:name="sobre" table:style-name="ta3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otão de pressão 1" form:control-implementation="ooo:com.sun.star.form.component.CommandButton" xml:id="control14" form:id="control14" form:label="SIGEF" form:button-type="url" office:target-frame="" xlink:href="https://sigef.incra.gov.br/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4" svg:width="1.366cm" svg:height="0.333cm" svg:x="4.664cm" svg:y="2.221cm" draw:control="control14"/>
        </table:shapes>
        <table:table-column table:style-name="co48" table:default-cell-style-name="Default"/>
        <table:table-column table:style-name="co27" table:visibility="collapse" table:number-columns-repeated="63" table:default-cell-style-name="Default"/>
        <table:table-row table:style-name="ro4">
          <table:table-cell table:style-name="ce54" office:value-type="string" calcext:value-type="string">
            <text:p>Planilha Eletrônica de Dados Georreferenciados</text:p>
          </table:table-cell>
          <table:table-cell table:number-columns-repeated="63"/>
        </table:table-row>
        <table:table-row table:style-name="ro5">
          <table:table-cell table:style-name="ce55" office:value-type="string" calcext:value-type="string">
            <text:p>A planilha eletrônica de dados georreferenciados foi desenvolvida para uso no Sistema de Gestão Fundiária (SIGEF). Representa o produto do serviço executado pelo Responsável Técnico. O profissional deve atentar cuidadosamente aos detalhes de seu preenchimento de modo a garantir que seja fidedigno ao trabalho executado.</text:p>
          </table:table-cell>
          <table:table-cell table:number-columns-repeated="63"/>
        </table:table-row>
        <table:table-row table:style-name="ro2">
          <table:table-cell table:style-name="ce55" office:value-type="string" calcext:value-type="string">
            <text:p>Para maiores informações, consulte:</text:p>
          </table:table-cell>
          <table:table-cell table:number-columns-repeated="63"/>
        </table:table-row>
        <table:table-row table:style-name="ro2" table:visibility="collapse" table:number-rows-repeated="1048572">
          <table:table-cell table:number-columns-repeated="64"/>
        </table:table-row>
        <table:table-row table:style-name="ro2" table:visibility="collapse">
          <table:table-cell table:number-columns-repeated="64"/>
        </table:table-row>
      </table:table>
      <table:table table:name="parametros_controles" table:style-name="ta2" table:protected="true" table:protection-key="0JH//jgxM6fwuCNDEjKMbo8kKC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row table:style-name="ro2">
          <table:table-cell table:style-name="ce56" office:value-type="string" calcext:value-type="string">
            <text:p>Identificação</text:p>
          </table:table-cell>
          <table:table-cell/>
          <table:table-cell office:value-type="string" calcext:value-type="string">
            <text:p>* Lista para popular os controles</text:p>
          </table:table-cell>
        </table:table-row>
        <table:table-row table:style-name="ro2">
          <table:table-cell table:style-name="ce57" office:value-type="string" calcext:value-type="string">
            <text:p>Natureza:</text:p>
          </table:table-cell>
          <table:table-cell office:value-type="string" calcext:value-type="string">
            <text:p>Contrato com Administração Pública</text:p>
          </table:table-cell>
          <table:table-cell office:value-type="string" calcext:value-type="string">
            <text:p>** Ao alterar os itens REMAPEAR “Intervalo de células de origem” do controle correspondente</text:p>
          </table:table-cell>
        </table:table-row>
        <table:table-row table:style-name="ro2">
          <table:table-cell/>
          <table:table-cell office:value-type="string" calcext:value-type="string">
            <text:p>Particular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7" office:value-type="string" calcext:value-type="string">
            <text:p>Situação:</text:p>
          </table:table-cell>
          <table:table-cell office:value-type="string" calcext:value-type="string">
            <text:p>Imóvel Registrad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rea Titulada não Registrad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rea não Titulada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7" office:value-type="string" calcext:value-type="string">
            <text:p>Natureza da área:</text:p>
          </table:table-cell>
          <table:table-cell office:value-type="string" calcext:value-type="string">
            <text:p>Assentamen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entamento Parcel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ad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rovi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a Públic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eba Públic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ticula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ímetro Urban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Indígen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eno de Marinh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eno Margin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itório Quilombol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dade de Conservação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8" office:value-type="string" calcext:value-type="string">
            <text:p>Município(s):</text:p>
          </table:table-cell>
          <table:table-cell office:value-type="string" calcext:value-type="string">
            <text:p>Abadi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dia dos Dourad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di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et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etetub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ia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í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r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ti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don Batis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elardo Luz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el Figueired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re Camp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reu e Lim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reu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aiac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çailând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ajuti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arap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araú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ari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auã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egu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opia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orizal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relândia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reú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ç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çuce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amant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e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olf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rian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usti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fogados da Ingaze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fonso Bezerr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fonso Cláudi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fonso Cunh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frâni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fu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resti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ricolând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rolândi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ronômic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Azul do Norte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Bo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Bo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Branc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Branc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Branc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Clar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Comprid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Doc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Doce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Doce do Norte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Fr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Fri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Limp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ani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Nov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Pret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San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Bela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da Pra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de Chapecó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de Lindó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de Santa Bárba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de São Ped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Formos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Fri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Lindas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Morn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Vermelh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d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dos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ia Branc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iar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iarn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imoré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iqu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iua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iuruoc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juricab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go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goa Grand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goa Nov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goinh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goinh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goinh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goinh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mba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bert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cântar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cântara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cantil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cinópoli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cobaç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deias Alt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crim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gre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gret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gret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gr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ém Paraí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nquer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xandri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x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fe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fredo Chave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fredo Marcond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fredo Vasconcel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fredo Wagner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godão de Jandaí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hand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ianç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ianç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adi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a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eirim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en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ino Afons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irante Tamandar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irante Tamandaré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o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perc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pestr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p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a Florest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a Floresta D'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air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amir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amir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amira d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anei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eros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in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i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Alegre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Alegr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Alegr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Alegre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Alegre do Pindaré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Alegre dos Pareci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Aragua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Bela Vis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Boa Vist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Caparaó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do Rodrigu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Feliz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Garça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Horizon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Jequitib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Longá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ôn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Paraguai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Paraís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Paraíso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Paraís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Parnaíb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Piquir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Rio Doc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Rio Nov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Sant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Taquari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umín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arãe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are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lvares Florenc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lvares Macha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lvaro de Carva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in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orad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ora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orad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orada D'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orada do Gurgué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orada do Nor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orada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jari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mbai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pá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pá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porã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raj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ral Ferrado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ral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rant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rante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rgos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tur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élia Rodrigu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érica Doura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erica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ericano do Brasil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érico Brasiliens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érico de Camp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etist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ontad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or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pa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pa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paro do São Francisc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paro do Ser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pér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di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g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hy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já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jatub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mã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ná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nindeu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á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p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puru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stáci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urilândi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chie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chiet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daraí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dir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dorinh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drad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drad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dré da Roc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dre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a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e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élic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eli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eli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ic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ical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ic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ic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ra dos Rei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ue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Ângul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hangue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hem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hum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icun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ísio de Abreu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ita Garibaldi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itá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or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a Gor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on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onina do Nor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Almeid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Cardos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Carl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Carl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Di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Gonçalv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Joã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Martin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Olint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Pr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Prad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arecid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arecid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arecida de Goi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arecida d'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arecida do Rio Doc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arecida do Rio Negr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arecida do Taboad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eribé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iacá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iacá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i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icum-Açu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iú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odi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or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oré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uarem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ucara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uí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uiaré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quidabã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quidauan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quiraz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butã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ag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caju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arigu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á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cat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cat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a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c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cit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coia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oia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oiaba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cruz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u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arça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oi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omina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cem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çu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ian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ín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inh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nã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nã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paz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ios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l Moreir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mar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mbar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m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m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nd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nt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e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irac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oem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o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ong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orã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ot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u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uã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utang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quari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angu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aqua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end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i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ic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ip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ipi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uam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u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u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tac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tib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tu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tuí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uá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ucár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új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x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ceburg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co-Ír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c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coverd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a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al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al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i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ia Branc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ia Branc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ia de Baraún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ial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i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i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nápoli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ê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gir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icandu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in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ipuanã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iqueme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iranh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iranha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mação dos Búzio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mazé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neiroz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oaz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oeir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oeiras do Itaim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aial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aial do Cab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aia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oio do Me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oio do Padr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oio do S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oio dos Rat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oio do Tigr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oio Gran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oio Trin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tur Nogu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uanã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uj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vored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vorezin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cur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pás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aré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is Brasil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is Chateaubriand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unç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unçã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tolfo Dut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torg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tala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talai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talaia do Norte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talan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talé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tiba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tílio Vivácqu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gustin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gusto Corrê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gusto de Li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gusto Pesta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ure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relino Le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rifl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ri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ro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ro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ror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ror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taze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anhanda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ar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eir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elino Lop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el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xixá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xixá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baçu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cabal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cabeir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curi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curitub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dy Bassitt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epend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g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gre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ía da Traiç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ía Formos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ianópol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iã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ixa Grand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ixa Grande do Ribeir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ixi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ixo Guandu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bin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d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iz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neário Arroio do Silv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neário Barra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neário Camboriú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neário Gaivo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neário Piçarr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neário Pinh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neário Rincã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álsam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sa No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s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mbu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abuiú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an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aneir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d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deira do Su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deiran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deirante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deirant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deirante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nach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zaê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 de Anton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 de Coca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 de Cotegip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 de Grajaú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 de Melgaç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 de Monte Al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 do Triunf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aú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aún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bace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balh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bos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bosa Ferraz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caren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celon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celo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i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Boni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Boni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c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c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a Estiv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'Alcânta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e Guabira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e Santa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e Santa Ros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e Santo Antôni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e São Francisc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e São Miguel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e São Miguel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Bugre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Chapé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Choç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Cord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Garça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Guari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Jacar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Mend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Our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Piraí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Quar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Ribei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Rio Az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Roch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s Coqueiro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Turv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Fun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Lo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Mans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Velh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ei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eir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eira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eirinh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eirinh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eiro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et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inh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 Alt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 Al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c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 Dur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 Pre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quinh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s Cass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ue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st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taguassu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talh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talh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tata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tayporã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turité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ur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yeux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bedou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berib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Cruz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águ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 da Carob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 do Paraís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 do Told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ém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ém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ém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ém de Mar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ém do Brejo do Cruz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ém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ém do São Francisc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ford Rox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miro Bra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mon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mont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o Camp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o Horizo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o Jardi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o Mont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o Orie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o Val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terr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editin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edito Leit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edito Nov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evide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jamin Constant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jamin Constant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to de Abre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to Fernand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to Gonçalv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quim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i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iz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nardino Batist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nardino de Camp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nardo do Mearim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nardo Sayã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tio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tolín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t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ur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tân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tâni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t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zerro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as Fort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c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guaçu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lac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quinh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rigu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ritiba Miri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riti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turu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lumenau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Esperanç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Esperanç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Esperanç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Esperança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Esperança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Ho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Nov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entu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entura de São Roqu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agem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a Aparecid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o Buric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o Cade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o Gurupi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o Inc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o Ramo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o Tupi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 da Mat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 do Acre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in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in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ina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iú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iúva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dó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docó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doquen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fe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itu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binh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Consel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Despac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ardi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ardim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ardim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ardim da Ser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ardim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ardim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a Lap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a Pe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a Ser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as Selv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Ampa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Aragua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Gal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Itabapoan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Norte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s Perdõ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Tocantin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Luga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Princíp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Princípi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Progress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Repou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Retir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Retir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Suces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Sucess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Sucess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Sucesso de Itarar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Sucesso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f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fim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fim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f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finópoli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in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i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it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it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it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it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ito de Santa Fé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queir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queirão do Le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queirã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quim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qui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acé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b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borem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bore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da da M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e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raz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ssoroc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telh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tucat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tumir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tuporã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tuver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za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ço do Nor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ço do Trombud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g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ganç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gança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ganey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nquinh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ilândi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ilândi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ilândia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ilândi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iléia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ilei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ília-D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íli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il Nov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ás Pir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ú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ú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zabrante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z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ã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etub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inh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in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inho de Nazaré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Alegr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da Madre de Deu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de Are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do Cruz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dos Sant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õ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Grande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Grande do Aragu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Sant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u Branc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ve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it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ochie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odowsk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ot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otas de Macaúb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umad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umad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unó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usqu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eno Brand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e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enos Aire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erarem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g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íqu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jari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jar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 Alegr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 Brav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cupu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 dos Lop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 dos Mont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ram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ran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z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zei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ti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apirang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aporã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arapó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ati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aceir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aceiras do Paragua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eceira Gran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eceira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eceira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edel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ixi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o de Santo Agostin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o Fri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o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rália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reú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robó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çador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çapa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çapav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aulândi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equ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ácere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Alt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a Pr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e Pajeú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o Arari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o Piri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os Índi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ourad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ourad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Grand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s de Macacu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inh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in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inh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o de Itapemirim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imba de Arei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imba de Dent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imb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imbinh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ique Dobl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oal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ond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ç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ul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é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eta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etan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et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eté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etit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farnau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fea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felând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fe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fezal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ab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a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apô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bat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bi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ça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ça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çara do Nort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çara do Rio do Vent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có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ei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r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u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amar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apió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ari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at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azeir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azeira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azeirinh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o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ueir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ueiro da Pra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u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ur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çad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çoene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d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das Brand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das Nova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dazinh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deirão Grand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deirão Grand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fórn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mon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umb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can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çar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c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laú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m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nduca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puã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quã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ragib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rg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ar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ará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oriú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uci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u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uqu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et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ocim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ocim de São Félix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anár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a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est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estr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estre da Ser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estre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estre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ç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 da Lago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 do Monte Alegr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 do Sim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 Grand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 Grande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ápoli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or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Alegr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Alegr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Alegre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Alegre de Lourd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Alegre do Fidalg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Azu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Be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Belo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Bom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Bonit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do Brit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do Me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do Tenen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Erê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Flori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Formos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Grand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Grand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Grande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Grand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Larg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Larg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Limp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Limpo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Mag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Maior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Mour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Nov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Novo de Rondôni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Novo do Pareci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Redond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Alt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Belo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Borg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de Júli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do Jord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dos Goytacaze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Gera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Lindo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Nov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Novos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Sale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Verde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Verd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utang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ã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ã dos Carajá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brava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né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pi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á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ápol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ra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ran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viei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vieir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e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ei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ei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eias do Jamari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elár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i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ândido de Abre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ândido Godó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ândido Mend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ândido Mo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ândido Rodrigu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ândido Sal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io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ó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el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elinh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guaretam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guçu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hob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hotin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indé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indé de São Francisc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itar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o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oinh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sanç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tá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tagal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tagal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taga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tanhed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to do Buriti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ud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udos do Val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utam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ane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anem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ão Alt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ão Boni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ão Bonit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ão da Cano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ão do Cipó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ão do Le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araó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l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l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la de Santa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la do Al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la do Alto Alegr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la No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l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m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m Branc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m Gross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nza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nzal do Nort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stran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ão Andra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ão de Camp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ão Ené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ão Gervásio Olivei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ão Leônidas Marqu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ão Poç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ól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va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vari de Baix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vari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xaba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oeira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ut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caraí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col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col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guata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íb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mbe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naí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nd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ngol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pebu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picuí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uar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úb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úb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úba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vel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z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bon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deal da Silv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dos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doso Moreir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ea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eiro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eiro da Várze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acic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dad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dad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nhanh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r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ré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riaç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ri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ú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lind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l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los Barbos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los Chag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los Gom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és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 da Cacho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 da M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 do Cajur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 do Paranaí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 do Rio Cla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 do Rio Verd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ópoli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ópoli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naí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naúba dos Dant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naubai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naubal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naubeira da Penh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neir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neiro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oebe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olin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pi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ranc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rapatei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rasco Bonit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uaru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utaper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valh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valh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a Bran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a Gran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a Nov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c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calho Ric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cave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cavel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ear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eir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imiro de Abreu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inha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serengu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áss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ássia dos Coqueir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silândi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anhal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anhei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anheira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e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el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el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i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ro Alv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guas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lã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ndu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nduv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nduv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rin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s Alt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s Altas da Norue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end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igu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inguei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o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olé do Roch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íp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j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nd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raí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ram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rité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t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ucai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valcan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xamb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xambu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xi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xia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xingó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ará-Mirim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dral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dr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dr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dr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dro de São Joã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dro do Abaet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lso Ram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enár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enári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enário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r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ral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ral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ral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ro do Guilherm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ro Novo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ejeira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e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queira César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qui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i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o Az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o Branc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o Corá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o Gran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o Grande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o Larg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o Negr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sário Lang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éu Az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zar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ác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ã de Alegr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ã Grand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l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a da Natividad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a de Are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a do Nor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a dos Guimarãe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a Gaúc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ão do Cé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ão do Lagead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ão do Sul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inh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ecó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ã Pret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rquead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rquead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rru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val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vant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ve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iado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iapet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opinzinh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oró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orozinh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orrochó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u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upinguai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uvisc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anor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ícero Dant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dade Gaúch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dade Ocidental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delând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drei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pó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potâne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ríac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arav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aro dos Poçõ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áud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áud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ement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evelând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arac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ar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cal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cal de Telh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cal dos Alv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cal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calinh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calzinh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c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dajá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dó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elho Net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imb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ité do Nói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ivar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are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atin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íder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in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in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inas do Sul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ina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mé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niz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ômb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omb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ônia do Gurgué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ôni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ônia Leopoldin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orad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or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orado do 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u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binad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endador Gom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endador Levy Gasparian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erc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odor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a Aparecid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a Barr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a Barr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a Fei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as Alago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as Ped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e Ipane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e Macabu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Almei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Aragu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Canindé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Castel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Coit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Jacuí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Lago-Açu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Mato Dent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Par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Rio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s Our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h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h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órdi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órdi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dad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dad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d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d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deú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do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ônego Mar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fin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fres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g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gonh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gonh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gonhas do Nor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gonhinh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quis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quista D'O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selheiro Lafaie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selheiro Mairinck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selheiro Pe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solaç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stanti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tage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tend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tendas do Sincor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queir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queiro Baix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queiro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queiro Sec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ação de Jesu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ação de Mar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bél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deir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deir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deir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dilheira Al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disburg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dis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eaú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em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guinh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ib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in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nélio Procópi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ac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ad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atá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mande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Barr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Bicac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Domingos Soar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Ezequiel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Fabricia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Freit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João Pesso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João S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José Di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Mace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Martin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Mur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Pachec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Pila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Sapucai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Vivid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Xavier Chav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órrego Dan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órrego do Bom Jesu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órrego do Our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órrego Fun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órrego Nov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reia Pint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rent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rente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renti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tê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mbá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mbá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mbaíb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mbat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mbataí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mbiar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p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rip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m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mor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a Marque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a Ric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tegi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t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tiporã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triguaçu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uto de Magalhãe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uto Magalhãe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xil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xim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xixol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aíb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ateú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at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avinh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avo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ciúm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ól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ópol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sium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a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ais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a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alândi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al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ál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al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iano Oton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ia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inápoli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ino Castr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ópol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x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xá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oat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omí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ci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ál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 Al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altens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 das Alm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 do Espírito Sant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i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iro da Fortalez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iro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iro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iro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iro do Sul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ir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t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íl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 Machad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malt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bat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bat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iabá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ité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ité de Mamanguap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iteg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jubim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mari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maru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maru do Norte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mbe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nh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nha Porã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nhataí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paraqu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p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aç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imatá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ionópoli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itib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itiban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iú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i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is Nov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l de Cim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l de Dent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linh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linh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l Nov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l Vel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u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uç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urupu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velând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ve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stód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tias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mia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mi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mo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rcin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ário Mei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t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vid Canabar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v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vinópoli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lfim Mor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lf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lmiro Gouvei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l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merval Lob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nis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odápoli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putado Irapuan Pinheir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rrubad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calva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cans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cober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ter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terro de Entre Ri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terro do Me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zesseis de Novemb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de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mant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mante D'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mante do Nor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mante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mant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mantin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n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s d'Ávil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lermando de Aguia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ogo de Vasconcel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onís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onísio Cerquei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oram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rce Re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rceu Arcoverd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a Pastor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és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o das Laranjei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o de São Lourenç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o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olândi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ópolis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ópoli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sa Aleg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sa No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s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brad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Córreg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Irmã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Irmãos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Irmãos do Buriti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Irmão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Lajead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Riacho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Vizinho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lci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Aquin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Basíli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Bosc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Cavat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Elise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Expedito Lop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Felicia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ingos Martin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ingos Mour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Inocênci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Joaqu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Macedo Cost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Pedri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Pedr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Pedro de Alcânta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Silvér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Viço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na Emm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na Euzéb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na Francisc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na Inê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res de Camp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res de Guanhã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res do Indai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res do Rio Pret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res do Turv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res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rmente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rad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radin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ra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radoqu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rado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tor Camarg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tor Maurício Cardos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tor Pedrinh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tor Ricar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tor Severian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tor Ulyss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ver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race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art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as Barra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as Estrad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eré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mont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que Bacela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que de Caxia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rand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chapor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coporang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deal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dé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irunepé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dorad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dora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dorado do Carajá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dorad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esbão Velos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ias Faus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iseu Martin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isiár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ísio Medrad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ói Mend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baú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bu das Art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bu-Guaç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ilia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cant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cant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cruzilha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cruzilhad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éas Marqu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genheiro Beltr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genheiro Cald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genheiro Coe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genheiro Navar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genheiro Paulo de Frontin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genho Vel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e Folh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e-Ijuí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e Ri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e Ri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e Rio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e Rios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e Rio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vir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pitaciolândia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quador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ebang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echim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eré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Érico Cardos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m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nesti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val Gran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vál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val Sec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val Velh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cad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meral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merald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era Feliz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eranç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eranç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erança No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erantin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erantin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erantinópoli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igão Alto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igão D'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inos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írito Sant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írito Santo do Doura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írito Santo do Pinh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írito Santo do Turv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lana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umos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aç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ânci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ância Vel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e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i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iva Ger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it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Dal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de Alago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d'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do Indai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do Nor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do Nor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do Su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Vel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uclides da Cunh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uclides da Cunha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ugênio de Cast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uge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unápol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usébi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wbank da Câm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xtre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xtremoz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xu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gunde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gundes Varel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ria Lem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rias Brit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r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ro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rroupil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rtu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rtur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átim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átim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átima do Sul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xina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xinal dos Gued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xinal do Sotur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xinalz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zenda Nov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zenda Rio Grand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zenda Vilanov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ijó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ira da Mat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ira de Santa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ira Grand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ira Nov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ira Nov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ira Nov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lício dos Sant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lipe Guerr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lisburg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lix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liz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liz Desert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liz Natal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ênix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andes Pinhei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andes Tour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ando de Noronh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ando Falc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ando Pedroz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and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ando Prest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raz de Vasconcel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reira Gomes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reiro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r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vedou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gue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gueirã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gueir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gueirópolis D'O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ladélf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ladélf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rmino Alv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rm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exeir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âni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a Ri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 da Serra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 do Sertã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 da Cun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a Azu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a do Aragu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ian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iano Peixo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ianó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órid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órida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íne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nte Bo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ntoura Xavie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i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iguei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a da Serra Negr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a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a do Rio Pre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a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o do Aragua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quetin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quilh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quilhinh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alez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alez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aleza dos Nogueir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aleza dos Val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im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un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un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z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z do Jord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iburg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nópoli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Alv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Ayr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Badaró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Beltr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Dant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Dumont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Maced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Mora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S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Sant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o da Roch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cheirinh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derico Westphalen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i Gaspa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i Inocênc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i Lagoneg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i Martin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i Miguelin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i Paul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i Rogéri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ont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onteira dos Val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onteir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uta de Lei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ut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utuoso Gom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undã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uni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briel Montei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do Brav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ál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lilé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linh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lvã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mele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meleir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melei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nd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anhun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aru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ç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ibald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opa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rafão do Norte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ruch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uv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spar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stão Vidig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úcha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uram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vi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vião Peixo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minian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eral Câma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eral Carneir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eral Carnei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eral Maynard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eral Salga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eral Sampai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ti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tio do Our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tul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túlio Varg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ilbué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irau do Poncian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iru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auci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icér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ór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ória de Dourado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ória D'O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ória do Goit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orin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dofredo Vian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doy More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b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á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di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és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ési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inh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i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ort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tub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oerê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oxim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nçalv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nçalves Di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ngog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nza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uve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uve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Arche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Celso Ram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Dix-Sept Rosad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Edison Lob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Eugênio Barr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Jorge Teixeir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Lindenberg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Luiz Roch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Mangabei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Newton Bell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Nunes Freir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Valadar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ç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ça Aranh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cho Cardos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jaú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m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mado dos Loureir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mado Xavie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ndes Rio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nit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nj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njeir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ão Mogo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ão-Par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vat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vat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vata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oaíra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oss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upi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biju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biru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çuí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dalup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íb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iça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imbê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í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í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iraç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iú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jar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jará-Mirim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jer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maré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mirang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namb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nhã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iaç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ia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imirim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ira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ó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or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ore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bi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ç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c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c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ci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cia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ciaba do Nor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cia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í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ít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mirang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miri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és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i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i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i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i d'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t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tã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pari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pua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queçab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r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rap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re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ti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tinguet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tub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da-Mo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e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i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ib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ino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uj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ujá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ulh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tambú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tapar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xup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ia Lopes da Lagun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idov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imarã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imar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irating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irice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rinhatã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rinhém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rj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rup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rupi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zo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armon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itoraí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liodo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liópol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rcu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rv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rval d'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rveir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idrolândi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idro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idrol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lamb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nório Serp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rizon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rizonti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rto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ugo Napole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ulha Neg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umait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umait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umberto de Camp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aca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acia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ac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a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ap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a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at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ait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aram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areta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at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ateguar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atib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e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ertio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aç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a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apin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a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assucê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caraí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caré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co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cuí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cuiting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miri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pe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pita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porã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que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cat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c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çu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iar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ju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m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pita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puã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puitã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re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ta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it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ub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ti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t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tiram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tit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tiúr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turu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ú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otiram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apuí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ça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araí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araí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atu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é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h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ó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onh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elmo Marinh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epê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ci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porã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çu do Tietê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cy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pa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p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pé-Aç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pé do Mei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pé Grand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pé-Miri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ssu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t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rapiú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reja Nov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rejin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ba Grande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í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p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r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racy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ta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temi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t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t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jac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ju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abel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a Comprid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a das Flore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a de Itamarac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a Grand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a Solt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éu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o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icíne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ópoli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aculad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aruí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baú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b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bé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bitu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bitu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bui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igrant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peratriz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acio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ácio Martin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aj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aj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confident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aiab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aia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aia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ependênc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ependênci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ia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ian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ia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iapor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ia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iarob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iavaí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gá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g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gaze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acor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ambu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angapi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api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ap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aú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um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uma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imut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ocênci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úbia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omerê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meri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ne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nguaç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porang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umirim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uss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ê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ecaet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eró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eú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a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aú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gu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r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rang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rang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ranga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rang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rang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xun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xun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ojuc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orá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orã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orã do 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ora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açu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b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eir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eira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eira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iú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miri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pi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ce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cema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cema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cemá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ceminh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í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ju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ma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ndub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ni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pu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pur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qu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r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t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ti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uçu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ecê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eta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ineó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itu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upi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saías Coelh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srae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a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aian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aia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aianinh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el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er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era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eraí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i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ir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iri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oraí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u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cajá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camb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caramb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car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coatiar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curu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curub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et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ib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imiri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çu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çu da Bah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í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j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ri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r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í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ça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nópoli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ó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pava do Grajaú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p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pulând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ting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tub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á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á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aí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o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ub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u do Colôn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uí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lv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araj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arandi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arat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arati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ar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bacu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barac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b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b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bé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bé do Mato Dent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og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o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nag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nhaé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nhand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nhangá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nhé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nhom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ob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o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ocar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aci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agip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ajé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aric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b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ceric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cerica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curu Mirim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jara d'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m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mirim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ru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run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ti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ti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tin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v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cur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poc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rang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rang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rapuã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rapuã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ra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ssum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ta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ún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o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á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orã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orã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ora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orang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oranga d'Ajud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ororoc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uã do 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uc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u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u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urang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quaquece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qu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qu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quiraí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quiting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ran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ranti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rar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re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ri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rumã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ai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aiu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b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ub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ú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úb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ubal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uç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ú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uei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ú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úna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vera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ing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iqui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irap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irapu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iru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iú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o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ororó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a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ber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e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iut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mbia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mir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pe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pirang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porang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ra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vera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ui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ún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aiporã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at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atub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inhem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o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or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ot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atão dos Guararape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r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rand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rand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t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ticab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ticab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ticatub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çanã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arac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araú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areacang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aré dos Homen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are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arezinh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ia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in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into Machad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obi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obin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u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uíp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uiz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und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upira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uting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u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pitã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qu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a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ar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é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eta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iaí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iba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ib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i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iú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uan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u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í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icó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l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mbei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mpruc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aú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da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daia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daír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daí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d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duí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gad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i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uár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uário Cicc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araí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arating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aratub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eri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i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oatã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onva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orã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ur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ur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que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quira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aguá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aguá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aguari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amatai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 Alegr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 de Angic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 de Piranh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 do Mulat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 do Seridó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 Olind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nó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in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u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aí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aizinh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aú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eí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ob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obá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obá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ú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ú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upaci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uru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ce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nipap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nipapo dos Vieir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que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quiá da Prai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qui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quit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quitib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quitinho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remoab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ricó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riqua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rônimo Monteir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rumenh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su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suít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sú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ijoca de Jericoacoa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i-Paraná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iquiriç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itaú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ça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í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nés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Alfred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Câmar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Cost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Di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Dourad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Lisbo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Monleva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Neiv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Pesso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Pinhei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Rama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quim Felíc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quim Gome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quim Nabuc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quim Pir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quim Távo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ca Claudin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ca Marqu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ó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invill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rd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rdão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é Boiteux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é Bonifác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é da Penh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é de Freit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é Gonçalve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elând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e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é Raydan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vi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rez Távo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rin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tu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zeirin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zeir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zeiro do Nor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zeir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cá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cat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curu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curut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ín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iz de Fo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úlio Borg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úlio de Castilh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úlio Mesqui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miri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co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co do Seridó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diá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diá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di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diaí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queir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queir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p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pi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qui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quiti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amen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and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em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em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ipirang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u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u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ua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uen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uti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scimei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ss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ssa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ssa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ssar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ssia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taí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ti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veníl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alor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ábre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cerdó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da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dári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faiete Coutinh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ama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art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Alegr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Bonit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a Cano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a Confusã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'Ant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a Pr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e Dent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e Itaeng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e Pedr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e São Francisc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e Velh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Barr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Carr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Mat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Our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s Gato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Síti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s Pat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s Três Cant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urad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Formos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Gran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Grand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Grande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Nov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Re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Salgad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San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Sant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Sec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Vermel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 da Pedr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 do Junc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 dos Rodrigu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inh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inh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 Verd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u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una Carapã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ad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ado do Bugr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ado Grand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ado Nov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d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dinh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d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do do Taboc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 do Muriaé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s Pintad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mar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mba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mbari D'O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m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ndri Sal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p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p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anja da Terr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anj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anja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anjal do Jari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anjal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anjeira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anjeiras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ssanc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st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urentin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uro de Freit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uro Müller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vandeir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ví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v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vras da Mangabei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vra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vrinh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andro Ferr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bon Rég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m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me do Pra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nçó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nçóis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oberto Lea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opold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opoldo de Bulhõe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berato Salza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berda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cínio de Almei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dian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a Camp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a Duar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eira do Oes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oeir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oeiro de Anadi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oeiro do Ajur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oeiro do Nor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d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dó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dóia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dolfo Collo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ha Nov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hare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vrament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vramento de Nossa Senho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zard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and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bat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gradou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ndr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nt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ntr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re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ret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urd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uv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cas do Rio Verd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cél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ce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cia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cia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créci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ís Antôn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isburg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ís Corre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ís Domingu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ís Eduardo Magalhã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ís Gom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is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iz Alv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izia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iziâ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minári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nardell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pérc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pion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téc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z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zer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zi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zilând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zin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é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íb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ju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çambar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mbir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pá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para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ran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ub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úb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edô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eió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haca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had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hadinho D'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ha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hado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iei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uc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urur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dalen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deir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dre de Deu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dre de Deu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ãe d'Águ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ãe do Ri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eti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f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galhães Barat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galhães de Almeid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gd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gé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iquiniqu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ir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irinqu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iripor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iripotab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jor Gercin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jor Isidor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jor Sal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jor Viei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lacache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lha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lhada de Pedr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lhada dos Boi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lhador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llet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lt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manguap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mbaí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mborê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mo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mpitub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acapuru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aí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aquir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ar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au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âncio Lima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da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daguar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diritub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du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frin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garatib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gueirinh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hua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humir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icoré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oel Emídi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oel Rib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oel Urbano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oel Via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oel Vitorin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sid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te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tenópoli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quin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ã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b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bá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caçumé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c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caj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caju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canã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canaú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cá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gogi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gogi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ial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já do Sen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nguap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nhãozinh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panim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po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 Ros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t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taíze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u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ú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vilh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vilh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vilh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aç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elând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elino Ram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elino Vieir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ionílio Souz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olând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os Parent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 de Espa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echal Cândido Rondon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echal Deodor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echal Florian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echal Thaumaturgo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em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a da F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a Hele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al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a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ana Pimente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ano Mo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anópoli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á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bond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cá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lac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lândi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lândia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le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íl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luz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ng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ário Camp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p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pá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tub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zópoli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liér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melei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mel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ques de Souz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quinh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tinho Camp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tinópol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ti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tin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tins Soar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uim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umb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 Vermelh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zagã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scot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ssapê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ssapê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ssarandu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ssarandub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a de São Jo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a Grand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arac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a Rom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a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eiro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elând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er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eus Lem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hias Loba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as Barbos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as Cardo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as Olímpi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nh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nh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nho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pó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 Castelha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õ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ões do Nort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 Gross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 Leit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 Queim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 Ric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s Cos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zinh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rinchã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riz de Camaragib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upá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uréi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ut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u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uá da Ser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ué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uri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urilândi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urit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xaranguap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ximiliano de Almei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zagão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deir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deiros Ne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diane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dicilând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d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leir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lgaç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nde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ndes Pimente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ndonç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rced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rcê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ridian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ruoc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s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squit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squ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ssi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ssias Targin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guel Alv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guel Calmon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guel Le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guel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guel Pereir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lagre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lagr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lagres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lhã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lton Brand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mos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moso do Sul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aç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ador do Negrã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as do Le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as Nov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du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eiro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eiros do Tietê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istro Andreazz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bel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cat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cem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cem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do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dor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dou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 Estrel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gu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í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d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da do Nort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di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d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ga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ort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t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te da Serr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te do Paranapane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sel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sso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sso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ssol d'O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v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im Doc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inzal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ssa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ssão Velh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cajub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co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del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ed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e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gei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gi das Cruz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gi Guaç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gi Miri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iporá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ita Bonit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j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juí dos Campo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mbaç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mbu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ç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çõ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daí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gagu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jol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senhor Gil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senhor Hipólit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senhor Pau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senhor Tabos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ad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alv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anh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anh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aur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 de Sergipe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 dos Camp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prazíve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zu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zul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Be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Bel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Carl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Carme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Castel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Castel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das Gameleir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do Carm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Formo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Horeb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i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iro Loba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irópoli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Mor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neg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Negro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s Alt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San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Sant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Santo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s Clar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s Claros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Si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zu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ividi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ividiu do Nor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ada Nov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ada Nov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aúj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eilând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eira Sal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en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maç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par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et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inho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inho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inho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Agu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Agud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Cabeça no Temp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da Fumaç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da Garç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do Chapé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do Chapéu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do Pila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Grand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Redon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Reute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tuga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unga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ssâmede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ssoró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stard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tu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zar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an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cajaí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camb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cugê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çum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cur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curici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itos Cap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liter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lungu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lung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lungu do Morr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ndo Nov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ndo Nov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ndo Nov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nhoz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nhoz de Mel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niz Ferrei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niz Freire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quém do São Francisc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qui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ria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ribec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rici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rici dos Portel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rici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riti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rutinga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tuí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tu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tu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zamb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cip Raydan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nt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nuqu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ão-Me-Toqu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qu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randi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tal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ta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térc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tividade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tividad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tividade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tub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vegant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viraí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ar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aré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aré da Mat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aré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are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aré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arezin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ár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ári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ópoli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pomuce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r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ves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hamund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handea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colau Verguei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lo Peçanh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lópoli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na Rodrigu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nh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oaque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po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que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ísia Florest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terói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bre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noa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rdesti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rmandia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rtelând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Aparecid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a Glóri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as Dore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as Graç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e Lourde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e Nazaré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o Livrament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o Socorr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os Remédi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lianç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liança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lvora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lvorada do Sul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méric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mérica da Col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ndradin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raç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uro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uro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Bandeirante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Bassa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Belé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Boa Vis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Brasilând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Brasilândia D'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Brésc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amp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anaã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anaã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anaã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andelár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ant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asti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olin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rix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ruz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E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Erechi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Esperanç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Esperança do Piri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Esperança do Sud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Esperanç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Europ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Fátim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Fáti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Florest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Friburg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Glór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Granad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Guarit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Guatapora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Hartz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bi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guaçu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guaçu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ndependênc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orqu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pixun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tabera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tara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Lacerd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Laranjeir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Li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Londr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Luzitâ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Mamoré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Marilând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Maringá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Módic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Monte Verd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Mutum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Nazaré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dess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límp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límp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lind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lind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lind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lind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linda do Norte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ádu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alm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almei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etrópoli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o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orteir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ra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rata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Rama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Redenç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Resen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Rom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Rom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Rosa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Russa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Santa Bárba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Santa Helen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Santa Rit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Santa Ri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Santa Ros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Serra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Sour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Teb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Timboteu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Trent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Ubiratã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Uni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União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Venéci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Venez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Venez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Viços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Xavantin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Acord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Airão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Alegr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Aripuanã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Barrei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Brasil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Cabrai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Cruzei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Gam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Hamburg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Horizont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Horizon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Horizon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Horizonte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Horizonte do 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Horizonte do Sul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Itacolom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Jardim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Lin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Mach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Mund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Orien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Oriente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Orient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Planalt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Progress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Repartiment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rizo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Santo Antôni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Santo Antôni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São Joaquim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Tiradent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Triunf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Xingu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upora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Óbido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ca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cauç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eir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eiras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iapoque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ar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Óle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 d'Águ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 d'Água das Cunhã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 d'Água das Flore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 d'Água do Borg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 d'Água do Casad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 D'Águ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 d'Água Grand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s-d'Águ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ímp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ímpio Noro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nd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nda Nov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ndi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ved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v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veira de Fátim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veira dos Brejinh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veira Fort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venç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nça de Pitangu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nda Verd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atóri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ien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indiú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iximin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iz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izo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lean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obó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ocó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ó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tigue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sasc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scar Bressan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sór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svaldo Cruz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tacílio Cos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ém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içang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icur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ilândia do Norte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inh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izo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Branc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Branc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Branc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Fi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Pre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Preto do 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Vel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Verd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Verd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Verde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Verde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Verde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vidor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aemb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aj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aju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araima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atu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atub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ço do Lumia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ot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uj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dre Bernard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dre Carval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dre Marc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dre Paraí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es Landim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a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çand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m Fil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nei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ne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n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 Ped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jeú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est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estin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estin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estin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han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hoç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áci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re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re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res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s de Monte Al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 Sol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 d'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 dos Índio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i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ând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nt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s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i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l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ita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it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it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it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ot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namá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namb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nca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nela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nor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ntano Gran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ão de Açúcar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pagai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panduv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quetá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cambi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cat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cur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á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gomina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gua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guaçu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ba do Sul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iban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ibu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ipa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s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s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so das Água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so do Nor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s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so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is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mb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miri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mot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á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ã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city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gu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íb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igua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ít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pane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poe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pu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tam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ting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ho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ope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pu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r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ti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ty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ú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uapeba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ú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zinh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din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eci Nov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eci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elh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iconh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intin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ipira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ipueir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iquera-Aç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is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naguá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naíb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namiri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namirim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naram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ob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bé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 e Fic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gem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gem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gem Franc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gem Franc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 Quat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 Set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 Temp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 Vi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o de Camaragib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o de Torr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o do Sobr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o Fun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os Mai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tos Bon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o Bragad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o Branc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o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o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rocín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rocínio do Muria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rocínio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y do Alfere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 Brasi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dal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 D'Arc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 D'Arc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 D'Arc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 dos Ferr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in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a Cândi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a Freit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icé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í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ino Nev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ist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ist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istan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istâ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ist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o Afons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o Ben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o de Far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o Frontin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o Jacint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o Lop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o Ram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v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veram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vussu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abir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ça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ernei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é de Ser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Azu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Bel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Bon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Branc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Branc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Branca do Amapari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do An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do Indai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Dourad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Grand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Lavrad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l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Mole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Pret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Pret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s Alt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s de Fog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s de Maria da Cruz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s Grand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egu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eir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inha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inhas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Afons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Alexandr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Avelin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Canári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de Tole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do Rosári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Gome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II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Laurentin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Leopol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Osór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Régi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Teix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Velh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ix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ixe-Boi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ixoto de Azeved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juça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lot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nafor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nalv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ná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ndênci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ned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nh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ntecos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que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qu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quizeir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dig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diz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dõ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eira Barre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ei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eir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i Mirim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iqui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iti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itoró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oba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érol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érola d'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o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uíb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scado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scaria Brav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sque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trolândi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trolând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troli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trolin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trópoli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açabuçu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acat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ancó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atã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a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cada Caf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çarr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c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cuí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dad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dade de Cara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dade de Ponte No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dade do Rio Gran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dade dos Gera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ên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ão Arcad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ar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ar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ar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ar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õe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õ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õezinh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men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menta Bueno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menteir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menteiras do 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aí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amonhanga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aré-Mirim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ob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oba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or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oram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oreta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go-d'Águ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l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l da Ser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l de São Bent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l Gran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lzin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lzinh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ã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eiral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eirinho do Val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eir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eiro Mach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eiro Pret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eiro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tad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to Bandei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t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o IX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o XII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quero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quet Carneir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que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ca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canjub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ce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cica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curuc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í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í do Nort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í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j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ju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ju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mbu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ng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ngu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ngu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nha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nh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pem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pe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pó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po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pora do Bom Jesu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pozin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qua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quê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ssunu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tin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tin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tu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ú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e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es do Ri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es Ferrei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ip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ipiri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iti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piritub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tang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tangueir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tanguei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tangu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timbu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um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úm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umh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ca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ácido de Castro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ina d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in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o Alegr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o da Ser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u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t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ã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ão de Pedr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cinh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Branc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Dant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das Ant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das Trincheir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de José de Mou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õ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Fun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coné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Redond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s de Cald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Verde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cran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juc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lon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mbal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mbo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merod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mpé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mpé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g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 de Pedra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 Gross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l do Aragua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l d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l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lind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 Porã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Al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Alta do Bom Jesu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Alta do Nor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Alt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Branc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No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Pre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s e Lacerd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Serrad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s Gest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o Bel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o Chiqu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o dos Volant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o Nov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pul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ang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anga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angat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ciúncul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ecat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alegr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eirã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eira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eir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el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e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Acre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Alegr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Alegre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Alegr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Alegre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Amazon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Barrei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Bel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Calv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da Folh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de Moz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de Pedr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do Mangu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dos Gaúcho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Esperidiã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Estrel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Feliz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Ferr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Firm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Franc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Grande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Luce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Mau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Murtinh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Nacional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Real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Real do Colégi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Ric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Rico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Segur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Uniã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Velho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Vera Cruz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Vitór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Walter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Xavie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ss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t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teng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ti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tiragu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tirenda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tireta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uso Aleg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uso Al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uso Nov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uso Redond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xoréu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cinh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cuúba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d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do Ferre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d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d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ia Grand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ia Grand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ia Nort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inh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nchit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t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t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tâ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tá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t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Alv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Bernard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Bernard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Castello Branc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Castelo Branc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Dut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Dutr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Epitác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Figueiredo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Getúli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Jânio Quadr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Juscelin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Jusceli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Kennedy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Kennedy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Kubitschek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Luce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Médici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Médici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Nereu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Olegár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Pruden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Sarney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Tancredo Nev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Varg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Vencesla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maver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mave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mavera de Rondôni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mavera do L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meira Cruz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meiro de Mai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nces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ncesa Isabel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fessor Jamil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gress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miss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priá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tásio Alv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udente de Mora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udent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ugmil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urez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uting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uxinanã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d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r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rtel Ger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rto Centenári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t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tigu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tipur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ti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tro Barr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tro Irmã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tro Pont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brangul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das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imada Nov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imad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imad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imado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iroz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luz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luzi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rênc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rência do Nor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ved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jingu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lomb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nta do So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nta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nze de Novemb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pap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r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ssamã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tandinh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terianópoli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xab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xa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xabei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xad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xelô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xeramobim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xeré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fael Fernand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fael Godeir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fael Jambeir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fard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milând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nchar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ncho Alegr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ncho Alegre D'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ncho Queimad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pos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pos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ul Soar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alez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bouç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cif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cre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curso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dençã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dençã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denção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denção do Gurgué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dento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du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eneraç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ente Feijó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i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ist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lv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mans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mígi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nascenç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riuta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ende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ende Cos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er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erva do Cabaçal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erva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plendo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saqu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t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tinga Sêc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tiro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ão das Nev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ão do Bacamart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ão do Danta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ão do Jacuí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ão do Poç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inh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da Cruz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das Alma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de Santan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de Santa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de Santo Antôni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dos Caval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dos Machad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Fri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uel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uel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lm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ná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amar Fiquen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as do Rio Pard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a do Ampar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a do Pomb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Boni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Branc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Cascalhei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Cla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Corren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das Nev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do Larg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do Pinha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dos Índi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Grand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Pir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Pre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Vermel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zinh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o Gonçalv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ópoli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fa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nc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Aci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Az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ananal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om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onit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onito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ranc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ranco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ranco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ranco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rilhante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Casc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Clar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Cla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Crespo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a Conceiçã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as Ant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as Flore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as Ostra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as Ped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e Cont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e Janeir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 Antôni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 Camp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c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 Fog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 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 Pir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 Pra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s Bo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s Cedr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s Índi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Espe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Formos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Fortu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Gran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Grande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Grand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Larg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Man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Mar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Negrinh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Neg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Negr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Nov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Novo do Sul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Paranaí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Par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Pard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Piracic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Pom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Pre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Preto da Ev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Quen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Re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Rufin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Son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Tint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Verd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Verde de Mato Gross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Vermel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z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quez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tá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ver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ca Sal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ched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ched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dei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deio Boni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dei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del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dolfo Fernand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drigues Alves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lado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lând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lant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lim de Mour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mar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melândi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ncador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nda Al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ndin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ndolând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ndon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ndon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ndonópoli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que Gonzal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rainópolis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a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ári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ário da Lim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ário do Catete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ário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ári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ário O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teir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bel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biáce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biatab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b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biné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rópoli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ssa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y Barbos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y Barbos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bar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báud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bin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b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boeir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cramen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grada Famíl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gr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iré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danha Mar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es Oliv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es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e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gadin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gadin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gad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gado de São Félix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gado Filh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gueir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inas da Margari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inópoli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itr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mour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o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in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inh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da Divis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de Pirapo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do Céu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do Itarar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do Jacu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do Lont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Grand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Velos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vador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vador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vador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vaterr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mbaíb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mpai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anduv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cler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do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doval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gã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haró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Adél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Albert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Amél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 d'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 do Les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 do Monte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 do Tugúr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ran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rígi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armem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ecíli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ecíli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ecília do Pav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ecíli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lara d'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lar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Cabrál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a Baixa Verd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a Conceiç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a Esperanç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as Palmei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a Vitór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e Monte Castel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e Sal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 Arari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 Capibarib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 Escalva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 Rio Par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s Milagr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 Xingu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Efigêni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Ernest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é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é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é do Aragua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é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ilomen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ilome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ilomen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Gertrud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Helen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Hele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Hele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Hele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Helen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Helen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nê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nê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nê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nê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sabel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sabe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sabel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sabel do Rio Negro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zabel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zabel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Julia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eopoldin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úc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úc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luz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 D'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 do Itanhy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 do Nort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 do Paruá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garid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garid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a Boa Vist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as Barreira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a Vitór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e Itab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e Jetibá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o Cambuc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o Herv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o Sal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o Suaçu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Madalen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erced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ônic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a Boa Vis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a Ponte Pens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a Varge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e Cataguas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e Manguei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e Parnaí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e Pirapa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Acaraú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Aragu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Carir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Deser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Garambé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Ipanem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Itarar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Jacar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'Ana do Livramen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Manhua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Mat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Mundaú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Paraí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Riac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São Francisc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Seridó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s Garrote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s Mont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ópol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Quitéri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Quitéri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rém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rém Nov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e Cald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e Cáss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e Ibitipoc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e Jacu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Aragua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'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Itue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Novo Destin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Pard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Passa Quat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Sapuc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Trivelat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a Ser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e Lim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e Lim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e Viterb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o Purus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Sale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s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sinh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a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 de Itaip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 do Progress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Vitór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Vitória do Palma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iag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iago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fons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mar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maro da Imperatriz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maro das Brota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maro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astác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dr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dré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Ângel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a Alegr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a Bar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a Patrul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a Plat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e Jesu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e Lisbo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e Pádu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e Poss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Ampa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Aracangu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Aventurei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Caiu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Descobert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Gra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Iç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Itamb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Jacin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Jardi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L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Leverger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Mo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Palm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Paraís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Pinh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Planal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Reti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Rio Abaix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s Lop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s Milagr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Sud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Tau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ugus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Cris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Estêv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Expedi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Expedit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Hipóli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Ináci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Ináci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ópolis do Aguape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s Dumont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edit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edito do Rio Pret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edito do Sul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in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 Aba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 do Nort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 do Sapuc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 do Trairí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 do U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rnardin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rnard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rnardo do Camp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onifáci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orj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rá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rás do Suaçu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raz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aetano de Odivela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aetano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aitan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arl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arl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arlos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ristóvã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ristóvão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esidéri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as Dor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Aragu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Azeit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Capim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Carir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Norte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Pr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eli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elipe D'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 de Bals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 do Aragua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 do Corib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 do Xing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ernand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idéli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e Assi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e Assi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e Itabapoan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e Paul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e Paul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e Sal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Brej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Cond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Glór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Guaporé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Oest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abrie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abrie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abriel da Cachoeir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abriel da Palh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abriel do Oeste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eral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eraldo da Pieda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eraldo do Aragu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eraldo do Baix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Abaet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Amaran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Amarant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Gurgué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Par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Rio Abaix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Rio Pre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Sapuc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s Camp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tar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erônim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erônimo da Ser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Batis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Batist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Batista do Glór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Baliza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Barr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Boa V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Canabrav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Frontei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Lago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'Alianç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M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Paraú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Pont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Po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s Duas Pont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Ser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s Missõ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Urtig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Varjot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e Irace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el Re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e Meriti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e Piraba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Aragu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Arraial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Caiu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Carir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Carú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Itaperiú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Jaguarib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Manhua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Manten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Orie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Pacu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Paraí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Paraís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Pau d'A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Polêsin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Rio do Peix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Sabugi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Sote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s Pat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Tigr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Triunf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Evangelis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Nepomuce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aqui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aquim da Ba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aquim de Bic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aquim do Mont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rg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rge d'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rge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rge do Patrocíni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Bar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Bela V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Boa Vist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Coroa Grand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Lagoa Tapad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Laj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Lap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Saf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s Palmeir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Taper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Varg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Vitór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e Caia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e Espinhar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e Mipib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e Piranh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e Princes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e Ribama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e Ubá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Aleg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Barrei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Belmont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Bonfim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Brejo do Cruz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Calçad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Campestr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Cedr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Cerrit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Divin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Divi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Egit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Goiab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Herv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Hortênc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Inhacor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Jacuí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Jacu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Mantimen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Nort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Ou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Peix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Pov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Rio Clar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Rio Par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Rio Pre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Sabug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s Ausent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s Basíli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s Camp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s Cordeir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Seridó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s Pinha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s Quatro Marco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s Ram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Vale do Rio Pret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Xingu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uli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eopol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ourenç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ourenço da Mat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ourenço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ourenço do 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ourenç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ourenç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dger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í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ís de Montes Belo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ís do Cur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i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ís do Quitund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ís Gonzag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iz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iz do Nor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iz do Parait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iz Gonzag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med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noel d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nue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rc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rtinh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rt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rtinho da Ser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teu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teus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teus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Arcanj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a Baixa Grand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a Boa Vis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as Mat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e Taipu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Aleix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An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Aragua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Fidalg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Gostos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Guam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Guaporé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Passa Quatr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s Campo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s Milagre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Tapui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Nicolau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atríci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aul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aulo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aulo de Olivenç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aulo do Potengi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a Água Branc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a Aldei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a Cip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a Ser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a Uni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e Alcânta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Buti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s Crent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s Ferr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Suaçu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Turv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afael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aimundo das Mangabeir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aimundo do Doca Bezerr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aimundo Nonat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obert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om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oqu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oque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oque do Canaã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alvador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a Amore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a Bela Vis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a Boa Vist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a Gr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a Vargem Aleg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e Lagoa de Roç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Alt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An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C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Maranh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Oes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Paraí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Pass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Rio Pre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Rio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Uatumã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Umbuzei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p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im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imã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Tiag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Tomás de Aqui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Tom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Tomé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Tomé das Let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alentim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alentim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aléri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aléri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endeli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icent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icen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icente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icente do Seridó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icente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icente Ferre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icente Férrer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é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ea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ezal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irang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ope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uc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ucai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ucai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ucaí-Mir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quarem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rand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rand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rapu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rdo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rutai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rze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átiro Di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tub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tubinh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ub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udade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udad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úd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chroeder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ab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a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bastianópolis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bastião Barr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bastião Laranjeir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bastião Leal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ber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de Nov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gre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lbach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lvíri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m-Peix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Alexandre Cost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Amar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Caned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Cort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Elói de Souz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Firmi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Georgino Avelin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Guiomard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José Ben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José Porfíri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La Rocqu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Modestino Gonçalv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Pompe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Rui Palmeir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S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Salgado Fil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 Madureira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gé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hora de Oliv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hora do Por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hora dos Remédi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hor do Bonfi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tinel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to S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afina Corrê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ic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ingueira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ér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i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opédic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Al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Az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Azul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Branc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Caiad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a Raiz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a Sauda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e São Bent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o Mel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o Navio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o Ramalh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os Aimoré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o Salit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oura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Grand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Neg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Negra do Nort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no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nópoli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nópolis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n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Nova Dourad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Pret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Redond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ri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Talhad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inh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inh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inha dos Pint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it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o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tanej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tân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tan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t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tão Santa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tãozin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tãozin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e Bar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e de Setemb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e Lago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e Queda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ub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veriano de Almei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veriano Mel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verí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deró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drolândi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gefredo Pachec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a Jardim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an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eira Martin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eir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ei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e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ia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ão Dia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ão Per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õ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ões Filh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o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onés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plício Mend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nimbu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nop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queira Campo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rinhaé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riri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ítio d'Aba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ítio do Ma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ítio do Quin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ítio Nov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ítio Nov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ítio Novo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brad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bradinh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brad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bral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brál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cor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corr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lâne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ledad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leda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ledade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lidã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lonópol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mbri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nor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oretam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roca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rris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ssêg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ure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us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uto Soar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cupir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cupira do Nort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cupira do Riac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d Mennucc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l Brasi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l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ar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é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idour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rubi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ssuapa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zaná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zan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aporã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apu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at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ating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oão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ocã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ocas do Brejo Velh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oleiro Grand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ulei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uleiro do Nor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caimbó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caratu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ci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cim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curu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gu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guating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iaç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ilând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ió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iobei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ipa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ip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iú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lismã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mandaré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mara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mbaú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mboa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mboril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mboril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a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gar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gará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gará da Ser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guá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ha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que d'Arc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qu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que Nov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quinh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aru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au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eja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eja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e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ero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eroá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ir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ir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iramut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irati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urah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açu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al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an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it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itinga do Nort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i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iv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uçu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ussu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raba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rauacá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rrafa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rtarugalzinho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rum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rumir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sso Fragos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tu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u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ubat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vare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var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fé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ixei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ixeira de Freit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ixei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ixeira Soar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ixeirópoli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juçuoc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jup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lêmaco Borb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lh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nente Anani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nente Laurentino Cruz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nente Portel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nóri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odoro Sampa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odoro Sampai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ofi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ófilo Oton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o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otônio Vilel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eno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esin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esin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esópoli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ezinh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ezópolis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Alt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Bo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de Are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Nov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Nov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Nova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Ric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Rox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Rox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Sant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sour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utôn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heobrom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angu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bag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ba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bau do Sul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etê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grinh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juc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jucas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baú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baúba dos Batist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bé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bir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bó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bó Grand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bu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on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óte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o Hug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radent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radente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r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bias Barret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cantín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cantin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cantin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cos do Moj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led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le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mar do Geru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maz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mb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mé-Aç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nantin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ritam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rixoréu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rop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rre de Ped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rr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rrinh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ur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bij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cuateu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cunhaé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ipu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irã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ir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jano de Morae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mand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vessei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emed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ememb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Arroi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Barr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Barras d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Cachoeir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Coraçõ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Coro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de Ma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Forquilh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Frontei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Lagoa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Mari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Palmeir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Pass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Pont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Rancho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Rio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evis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eze de Mai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eze Tíli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ndad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ndad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ndade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unf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unf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unf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unfo Potiguar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zidela do Val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omba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ombudo Centra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barã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can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cumã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cunduv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curuí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filând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iut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miri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ná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n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nas d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neiras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ntum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acigu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anating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anci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anciretã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and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arend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aretam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ãss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i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iram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ira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iaçu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ilând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iú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mal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mal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uçu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ur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v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ve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v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v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vo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tó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arin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au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í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ita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ja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pora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ra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tã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er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er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iraja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iratã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iretam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cho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ibaí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iramutã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irapur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iraú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lianópoli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ar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arizal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baúb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buran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burati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buzei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irim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uara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 da Ser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 da Vitór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 do 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 dos Palmare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 do Sul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flor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stal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panem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nd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â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bano Sant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aç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a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an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bici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bureta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c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car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çuc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ç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cu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curitub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guaia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oc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pá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pem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pê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ssang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taí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ti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car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 de São Domingo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 do Anari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 do Paraíso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 do So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nç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nç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nç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nt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ntim Genti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 Re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 Ver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inh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paraís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paraís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nin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ã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Aleg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Alt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Bon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Boni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Grand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Grande do Rio Par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Grande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Grande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jã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jã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jot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re-Sai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Alegr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Branc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da Pal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da Roç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do Poç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Grand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Grand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Nov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zed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ze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ssoura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za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nâncio Air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nda Nova do Imigrante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nha-Ver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ntan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nturos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 Cruz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 Cruz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 Cruz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 Cruz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 Cruz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 Mend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nópoli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dejant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de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ê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e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ed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íssim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melho Nov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tente do Léri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tente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spasia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spasiano Corrê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adut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am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an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an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a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cênc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cente Dut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centin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cent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ços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ços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ços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çosa do Cear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ctor Graeff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dal Ram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dei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ei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eirópoli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g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Bela da Santíssima Trindad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Bo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Flor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Flor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Lânga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Mar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Nov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Nova dos Martíri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Nov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Pavã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Propíci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Ric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Valéri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Velh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hen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nhe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adou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gem da Lap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gí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g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go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mond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conde do Rio Branc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e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ta Alegr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ta Alegre do Al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ta Alegre do Pra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ta Gaúc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ta Serra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 Brasi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 da Conquist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 de Santo Antã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 do Jari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 do Mearim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 do Xing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orin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orino Freir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or Meirel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olta Gran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olta Redond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otoranti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otupora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agner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all Ferraz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ander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anderley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enceslau Braz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enceslau Braz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enceslau Guimarã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estfál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itmarsu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ambioá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ambrê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angri-l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anxerê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apuri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avanti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axi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exéu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inguar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ique-Xiqu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abelê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acari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é Doc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ortéa-SC</text:p>
          </table:table-cell>
          <table:table-cell/>
        </table:table-row>
      </table:table>
      <table:table table:name="parametros_vertice" table:style-name="ta2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2">
          <table:table-cell table:style-name="ce126" office:value-type="string" calcext:value-type="string" table:number-columns-spanned="1" table:number-rows-spanned="2">
            <text:p>Parâmetros para a tabela de Vértices</text:p>
          </table:table-cell>
          <table:table-cell table:number-columns-repeated="4"/>
        </table:table-row>
        <table:table-row table:style-name="ro2">
          <table:covered-table-cell/>
          <table:table-cell table:number-columns-repeated="3"/>
          <table:table-cell office:value-type="string" calcext:value-type="string">
            <text:p>* OBSERVAÇÕES</text:p>
          </table:table-cell>
        </table:table-row>
        <table:table-row table:style-name="ro2">
          <table:table-cell/>
          <table:table-cell table:style-name="ce127" office:value-type="string" calcext:value-type="string">
            <text:p>Campo</text:p>
          </table:table-cell>
          <table:table-cell table:style-name="ce127" office:value-type="string" calcext:value-type="string">
            <text:p>Valor</text:p>
          </table:table-cell>
          <table:table-cell/>
          <table:table-cell office:value-type="string" calcext:value-type="string">
            <text:p>- Reinicializar o arquivo para alterar os valores dos parâmetros</text:p>
          </table:table-cell>
        </table:table-row>
        <table:table-row table:style-name="ro2">
          <table:table-cell table:style-name="ce127" office:value-type="string" calcext:value-type="string">
            <text:p>Nome do vértice</text:p>
          </table:table-cell>
          <table:table-cell office:value-type="string" calcext:value-type="string">
            <text:p>Número caracteres p/ Técnic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 Não alterar os locais das células de 'Campo' e 'Valor'</text:p>
          </table:table-cell>
        </table:table-row>
        <table:table-row table:style-name="ro2">
          <table:table-cell/>
          <table:table-cell office:value-type="string" calcext:value-type="string">
            <text:p>Separador de campo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 Não acrescentar novas linhas</text:p>
          </table:table-cell>
        </table:table-row>
        <table:table-row table:style-name="ro2">
          <table:table-cell/>
          <table:table-cell office:value-type="string" calcext:value-type="string">
            <text:p>Tipo de vértices</text:p>
          </table:table-cell>
          <table:table-cell office:value-type="string" calcext:value-type="string">
            <text:p>M;P;V</text:p>
          </table:table-cell>
          <table:table-cell/>
          <table:table-cell office:value-type="string" calcext:value-type="string">
            <text:p>- O campos são lidos na macro "Perimetro.setParamsVertice"</text:p>
          </table:table-cell>
        </table:table-row>
        <table:table-row table:style-name="ro2">
          <table:table-cell/>
          <table:table-cell table:style-name="ce128" office:value-type="string" calcext:value-type="string">
            <text:p>Tipo de limites</text:p>
          </table:table-cell>
          <table:table-cell table:style-name="ce128" office:value-type="string" calcext:value-type="string">
            <text:p>LA1;LA2;LA3;LA4;LA5;LA6;LA7;LN1;LN2;LN3;LN4;LN5;LN6</text:p>
          </table:table-cell>
          <table:table-cell table:number-columns-repeated="2"/>
        </table:table-row>
        <table:table-row table:style-name="ro2">
          <table:table-cell/>
          <table:table-cell table:style-name="ce128" office:value-type="string" calcext:value-type="string">
            <text:p>Tipo de posicionamentos</text:p>
          </table:table-cell>
          <table:table-cell table:style-name="ce128" office:value-type="string" calcext:value-type="string">
            <text:p>PA1;PA2;PG1;PG2;PG3;PG4;PG5;PG6;PG7;PG8;PG9;PS1;PS2;PS3;PS4;PT1;PT2;PT3;PT4;PT5;PT6;PT7;PT8</text:p>
          </table:table-cell>
          <table:table-cell table:number-columns-repeated="2"/>
        </table:table-row>
        <table:table-row table:style-name="ro2">
          <table:table-cell/>
          <table:table-cell table:style-name="ce128" office:value-type="string" calcext:value-type="string">
            <text:p>Total do número sequencial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27" office:value-type="string" calcext:value-type="string">
            <text:p>Tipo de Coordenada</text:p>
          </table:table-cell>
          <table:table-cell office:value-type="string" calcext:value-type="string">
            <text:p>Dígitos decimais para UT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ígitos decimais para Geográfica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ígitos decimais para Sigm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ígitos decimais para Segundo(GMS)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áximo para E (UTM)</text:p>
          </table:table-cell>
          <table:table-cell office:value-type="float" office:value="834300" calcext:value-type="float">
            <text:p>8343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ínimo para E (UTM)</text:p>
          </table:table-cell>
          <table:table-cell office:value-type="float" office:value="165700" calcext:value-type="float">
            <text:p>1657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áximo para Long (Geográfica)</text:p>
          </table:table-cell>
          <table:table-cell table:style-name="ce129" office:value-type="float" office:value="-34.79166667" calcext:value-type="float">
            <text:p>-34,7916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ínimo para Long (Geográfica)</text:p>
          </table:table-cell>
          <table:table-cell table:style-name="ce129" office:value-type="float" office:value="-73.99222222" calcext:value-type="float">
            <text:p>-73,9922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áximo para N (UTM)</text:p>
          </table:table-cell>
          <table:table-cell office:value-type="float" office:value="10000000" calcext:value-type="float">
            <text:p>1000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ínimo para N (UTM)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áximo para Lat (Geográfica)</text:p>
          </table:table-cell>
          <table:table-cell table:style-name="ce129" office:value-type="float" office:value="5.27222222" calcext:value-type="float">
            <text:p>5,2722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ínimo para Lat (Geográfica)</text:p>
          </table:table-cell>
          <table:table-cell table:style-name="ce129" office:value-type="float" office:value="-33.75083333" calcext:value-type="float">
            <text:p>-33,750833</text:p>
          </table:table-cell>
          <table:table-cell table:number-columns-repeated="2"/>
        </table:table-row>
      </table:table>
      <table:table table:name="parametros_imovel_validacao" table:style-name="ta2" table:protected="true" table:protection-key="0JH//jgxM6fwuCNDEjKMbo8kKCw=" table:protection-key-digest-algorithm="http://www.w3.org/2000/09/xmldsig#sha1">
        <loext:table-protection loext:select-protected-cells="true" loext:select-unprotected-cells="true"/>
        <table:table-column table:style-name="co36" table:default-cell-style-name="Default"/>
        <table:table-column table:style-name="co37" table:default-cell-style-name="ce133"/>
        <table:table-column table:style-name="co38" table:default-cell-style-name="ce134"/>
        <table:table-column table:style-name="co39" table:default-cell-style-name="ce134"/>
        <table:table-column table:style-name="co40" table:default-cell-style-name="ce134"/>
        <table:table-column table:style-name="co27" table:default-cell-style-name="Default"/>
        <table:table-column table:style-name="co27" table:default-cell-style-name="ce136"/>
        <table:table-row table:style-name="ro2">
          <table:table-cell table:style-name="ce130" office:value-type="string" calcext:value-type="string" table:number-columns-spanned="1" table:number-rows-spanned="2">
            <text:p>Parâmetros para a validação de Imóveis</text:p>
          </table:table-cell>
          <table:table-cell table:style-name="Default" table:number-columns-repeated="4"/>
          <table:table-cell/>
          <table:table-cell table:style-name="Default"/>
        </table:table-row>
        <table:table-row table:style-name="ro2">
          <table:covered-table-cell/>
          <table:table-cell table:style-name="Default" table:number-columns-repeated="4"/>
          <table:table-cell/>
          <table:table-cell table:style-name="Default"/>
        </table:table-row>
        <table:table-row table:style-name="ro2">
          <table:table-cell table:style-name="ce131" office:value-type="string" calcext:value-type="string">
            <text:p>Natureza da área</text:p>
          </table:table-cell>
          <table:table-cell table:style-name="ce130"/>
          <table:table-cell table:style-name="ce130" office:value-type="string" calcext:value-type="string">
            <text:p>Imóvel Registrado</text:p>
          </table:table-cell>
          <table:table-cell table:style-name="ce130" office:value-type="string" calcext:value-type="string">
            <text:p>Área Titulada não Registrada</text:p>
          </table:table-cell>
          <table:table-cell table:style-name="ce130" office:value-type="string" calcext:value-type="string">
            <text:p>Área não Titulada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Natureza da área/Situação = Valor lógico</text:p>
          </table:table-cell>
          <table:table-cell office:value-type="string" calcext:value-type="string">
            <text:p>Assentamento</text:p>
          </table:table-cell>
          <table:table-cell table:number-columns-repeated="3" office:value-type="boolean" office:boolean-value="true" calcext:value-type="boolean">
            <text:p>VERDADEIRO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* Células formatadas 'Logica'</text:p>
          </table:table-cell>
          <table:table-cell office:value-type="string" calcext:value-type="string">
            <text:p>Estrada</text:p>
          </table:table-cell>
          <table:table-cell table:number-columns-repeated="2" office:value-type="boolean" office:boolean-value="2" calcext:value-type="boolean">
            <text:p>VERDADEIRO</text:p>
          </table:table-cell>
          <table:table-cell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** Valor Lógico (Português):</text:p>
          </table:table-cell>
          <table:table-cell office:value-type="string" calcext:value-type="string">
            <text:p>Ferrovia</text:p>
          </table:table-cell>
          <table:table-cell table:number-columns-repeated="2" office:value-type="boolean" office:boolean-value="3" calcext:value-type="boolean">
            <text:p>VERDADEIRO</text:p>
          </table:table-cell>
          <table:table-cell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2">
          <table:table-cell table:style-name="ce132" office:value-type="boolean" office:boolean-value="true" calcext:value-type="boolean">
            <text:p>VERDADEIRO</text:p>
          </table:table-cell>
          <table:table-cell office:value-type="string" calcext:value-type="string">
            <text:p>Floresta Pública</text:p>
          </table:table-cell>
          <table:table-cell table:number-columns-repeated="2" office:value-type="boolean" office:boolean-value="4" calcext:value-type="boolean">
            <text:p>VERDADEIRO</text:p>
          </table:table-cell>
          <table:table-cell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leba Pública</text:p>
          </table:table-cell>
          <table:table-cell table:number-columns-repeated="2" office:value-type="boolean" office:boolean-value="5" calcext:value-type="boolean">
            <text:p>VERDADEIRO</text:p>
          </table:table-cell>
          <table:table-cell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rticular</text:p>
          </table:table-cell>
          <table:table-cell table:number-columns-repeated="2" office:value-type="boolean" office:boolean-value="6" calcext:value-type="boolean">
            <text:p>VERDADEIRO</text:p>
          </table:table-cell>
          <table:table-cell office:value-type="boolean" office:boolean-value="2" calcext:value-type="boolean">
            <text:p>VERDADEIR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erímetro Urbano</text:p>
          </table:table-cell>
          <table:table-cell table:number-columns-repeated="2" office:value-type="boolean" office:boolean-value="7" calcext:value-type="boolean">
            <text:p>VERDADEIRO</text:p>
          </table:table-cell>
          <table:table-cell office:value-type="boolean" office:boolean-value="2" calcext:value-type="boolean">
            <text:p>VERDADEIR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rra Indígena</text:p>
          </table:table-cell>
          <table:table-cell table:number-columns-repeated="2" office:value-type="boolean" office:boolean-value="8" calcext:value-type="boolean">
            <text:p>VERDADEIRO</text:p>
          </table:table-cell>
          <table:table-cell table:style-name="ce135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rreno de Marinha</text:p>
          </table:table-cell>
          <table:table-cell table:number-columns-repeated="2" office:value-type="boolean" office:boolean-value="9" calcext:value-type="boolean">
            <text:p>VERDADEIRO</text:p>
          </table:table-cell>
          <table:table-cell table:style-name="ce135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rreno Marginal</text:p>
          </table:table-cell>
          <table:table-cell table:number-columns-repeated="2" office:value-type="boolean" office:boolean-value="10" calcext:value-type="boolean">
            <text:p>VERDADEIRO</text:p>
          </table:table-cell>
          <table:table-cell table:style-name="ce135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rritório Quilombola</text:p>
          </table:table-cell>
          <table:table-cell table:number-columns-repeated="2" office:value-type="boolean" office:boolean-value="11" calcext:value-type="boolean">
            <text:p>VERDADEIRO</text:p>
          </table:table-cell>
          <table:table-cell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dade de Conservação</text:p>
          </table:table-cell>
          <table:table-cell table:number-columns-repeated="2" office:value-type="boolean" office:boolean-value="12" calcext:value-type="boolean">
            <text:p>VERDADEIRO</text:p>
          </table:table-cell>
          <table:table-cell table:style-name="ce135" office:value-type="boolean" office:boolean-value="true" calcext:value-type="boolean">
            <text:p>VERDADEIRO</text:p>
          </table:table-cell>
          <table:table-cell table:number-columns-repeated="2"/>
        </table:table-row>
      </table:table>
      <table:table table:name="parametros_vertice_validacao" table:style-name="ta2" table:protected="true" table:protection-key="0JH//jgxM6fwuCNDEjKMbo8kKCw=" table:protection-key-digest-algorithm="http://www.w3.org/2000/09/xmldsig#sha1">
        <loext:table-protection loext:select-protected-cells="true" loext:select-unprotected-cells="true"/>
        <table:table-column table:style-name="co52" table:default-cell-style-name="Default"/>
        <table:table-column table:style-name="co53" table:default-cell-style-name="Default"/>
        <table:table-column table:style-name="co54" table:default-cell-style-name="ce74"/>
        <table:table-column table:style-name="co55" table:number-columns-repeated="9" table:default-cell-style-name="Default"/>
        <table:table-column table:style-name="co56" table:default-cell-style-name="Default"/>
        <table:table-column table:style-name="co27" table:number-columns-repeated="48" table:default-cell-style-name="Default"/>
        <table:table-row table:style-name="ro2">
          <table:table-cell table:style-name="ce70" office:value-type="string" calcext:value-type="string" table:number-columns-spanned="1" table:number-rows-spanned="2">
            <text:p>Parâmetros para a validação de vértices</text:p>
          </table:table-cell>
          <table:table-cell table:style-name="ce74"/>
          <table:table-cell/>
          <table:table-cell table:style-name="ce74" table:number-columns-repeated="58"/>
        </table:table-row>
        <table:table-row table:style-name="ro2">
          <table:covered-table-cell table:style-name="ce149" table:content-validation-name="val3"/>
          <table:table-cell table:style-name="ce149" table:content-validation-name="val3" table:number-columns-spanned="3" table:number-rows-spanned="1"/>
          <table:covered-table-cell table:number-columns-repeated="2" table:style-name="ce149" table:content-validation-name="val3"/>
          <table:table-cell table:style-name="ce74" table:number-columns-repeated="57"/>
        </table:table-row>
        <table:table-row table:style-name="ro2">
          <table:table-cell table:style-name="ce72" table:content-validation-name="val3" office:value-type="string" calcext:value-type="string">
            <text:p>Código</text:p>
          </table:table-cell>
          <table:table-cell table:style-name="ce72" table:content-validation-name="val3" office:value-type="string" calcext:value-type="string">
            <text:p>Tipo de Limite</text:p>
          </table:table-cell>
          <table:table-cell table:style-name="ce72" table:content-validation-name="val3" office:value-type="string" calcext:value-type="string">
            <text:p>Tipo de Vértice</text:p>
          </table:table-cell>
          <table:table-cell table:style-name="ce72" table:content-validation-name="val3" office:value-type="string" calcext:value-type="string">
            <text:p>Precisão(m)</text:p>
          </table:table-cell>
          <table:table-cell table:style-name="ce74" office:value-type="string" calcext:value-type="string">
            <text:p>Limite superior (incluso)</text:p>
          </table:table-cell>
          <table:table-cell table:style-name="ce74" table:number-columns-repeated="56"/>
        </table:table-row>
        <table:table-row table:style-name="ro2">
          <table:table-cell table:style-name="ce73" office:value-type="string" calcext:value-type="string">
            <text:p>PG1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</table:table-row>
        <table:table-row table:style-name="ro2">
          <table:table-cell table:style-name="ce73" office:value-type="string" calcext:value-type="string">
            <text:p>PG1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/>
          <table:table-cell table:style-name="ce74" office:value-type="string" calcext:value-type="string">
            <text:p>* Reinicializar o arquivo para alterar os valores dos parâmetros</text:p>
          </table:table-cell>
          <table:table-cell table:style-name="ce74" table:number-columns-repeated="55"/>
        </table:table-row>
        <table:table-row table:style-name="ro2">
          <table:table-cell table:style-name="ce73" office:value-type="string" calcext:value-type="string">
            <text:p>PG1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style-name="ce74" table:number-columns-repeated="57"/>
        </table:table-row>
        <table:table-row table:style-name="ro2">
          <table:table-cell table:style-name="ce73" office:value-type="string" calcext:value-type="string">
            <text:p>PG1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/>
          <table:table-cell table:style-name="ce76" office:value-type="string" calcext:value-type="string">
            <text:p>**A ordem das linhas definem a precisão nos casos dos vértice que fazem divisa entre tipos de limite (Mesmo código e vértice)</text:p>
          </table:table-cell>
          <table:table-cell table:style-name="ce74" table:number-columns-repeated="55"/>
        </table:table-row>
        <table:table-row table:style-name="ro2">
          <table:table-cell table:style-name="ce73" office:value-type="string" calcext:value-type="string">
            <text:p>PG2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/>
          <table:table-cell table:style-name="ce76"/>
          <table:table-cell table:style-name="ce74" table:number-columns-repeated="55"/>
        </table:table-row>
        <table:table-row table:style-name="ro2">
          <table:table-cell table:style-name="ce73" office:value-type="string" calcext:value-type="string">
            <text:p>PG2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/>
          <table:table-cell table:style-name="ce76" office:value-type="string" calcext:value-type="string">
            <text:p>*** O tipo de limite possui valor do Grupo: <text:s/>LN(Limite Natural) e (LA)Limite Artificial</text:p>
          </table:table-cell>
          <table:table-cell table:style-name="ce74" table:number-columns-repeated="55"/>
        </table:table-row>
        <table:table-row table:style-name="ro2">
          <table:table-cell table:style-name="ce73" office:value-type="string" calcext:value-type="string">
            <text:p>PG2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style-name="ce74" table:number-columns-repeated="57"/>
        </table:table-row>
        <table:table-row table:style-name="ro2">
          <table:table-cell table:style-name="ce73" office:value-type="string" calcext:value-type="string">
            <text:p>PG2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</table:table-row>
        <table:table-row table:style-name="ro2">
          <table:table-cell table:style-name="ce73" office:value-type="string" calcext:value-type="string">
            <text:p>PG3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</table:table-row>
        <table:table-row table:style-name="ro2">
          <table:table-cell table:style-name="ce73" office:value-type="string" calcext:value-type="string">
            <text:p>PG3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</table:table-row>
        <table:table-row table:style-name="ro2">
          <table:table-cell table:style-name="ce73" office:value-type="string" calcext:value-type="string">
            <text:p>PG3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style-name="ce74" table:number-columns-repeated="57"/>
        </table:table-row>
        <table:table-row table:style-name="ro2">
          <table:table-cell table:style-name="ce73" office:value-type="string" calcext:value-type="string">
            <text:p>PG3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</table:table-row>
        <table:table-row table:style-name="ro2">
          <table:table-cell table:style-name="ce73" office:value-type="string" calcext:value-type="string">
            <text:p>PG4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style-name="ce74" table:number-columns-repeated="57"/>
        </table:table-row>
        <table:table-row table:style-name="ro2">
          <table:table-cell table:style-name="ce73" office:value-type="string" calcext:value-type="string">
            <text:p>PG4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</table:table-row>
        <table:table-row table:style-name="ro2">
          <table:table-cell table:style-name="ce73" office:value-type="string" calcext:value-type="string">
            <text:p>PG5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style-name="ce74" table:number-columns-repeated="57"/>
        </table:table-row>
        <table:table-row table:style-name="ro2">
          <table:table-cell table:style-name="ce73" office:value-type="string" calcext:value-type="string">
            <text:p>PG6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</table:table-row>
        <table:table-row table:style-name="ro2">
          <table:table-cell table:style-name="ce73" office:value-type="string" calcext:value-type="string">
            <text:p>PG6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</table:table-row>
        <table:table-row table:style-name="ro2">
          <table:table-cell table:style-name="ce73" office:value-type="string" calcext:value-type="string">
            <text:p>PG6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style-name="ce74" table:number-columns-repeated="57"/>
        </table:table-row>
        <table:table-row table:style-name="ro2">
          <table:table-cell table:style-name="ce73" office:value-type="string" calcext:value-type="string">
            <text:p>PG6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</table:table-row>
        <table:table-row table:style-name="ro2">
          <table:table-cell table:style-name="ce73" office:value-type="string" calcext:value-type="string">
            <text:p>PG7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</table:table-row>
        <table:table-row table:style-name="ro2">
          <table:table-cell table:style-name="ce73" office:value-type="string" calcext:value-type="string">
            <text:p>PG7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</table:table-row>
        <table:table-row table:style-name="ro2">
          <table:table-cell table:style-name="ce73" office:value-type="string" calcext:value-type="string">
            <text:p>PG7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style-name="ce74" table:number-columns-repeated="57"/>
        </table:table-row>
        <table:table-row table:style-name="ro2">
          <table:table-cell table:style-name="ce73" office:value-type="string" calcext:value-type="string">
            <text:p>PG7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</table:table-row>
        <table:table-row table:style-name="ro2">
          <table:table-cell table:style-name="ce73" office:value-type="string" calcext:value-type="string">
            <text:p>PG8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style-name="ce74" table:number-columns-repeated="57"/>
        </table:table-row>
        <table:table-row table:style-name="ro2">
          <table:table-cell table:style-name="ce73" office:value-type="string" calcext:value-type="string">
            <text:p>PG9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</table:table-row>
        <table:table-row table:style-name="ro2">
          <table:table-cell table:style-name="ce73" office:value-type="string" calcext:value-type="string">
            <text:p>PG9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</table:table-row>
        <table:table-row table:style-name="ro2">
          <table:table-cell table:style-name="ce73" office:value-type="string" calcext:value-type="string">
            <text:p>PG9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style-name="ce74" table:number-columns-repeated="57"/>
        </table:table-row>
        <table:table-row table:style-name="ro2">
          <table:table-cell table:style-name="ce73" office:value-type="string" calcext:value-type="string">
            <text:p>PG9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</table:table-row>
        <table:table-row table:style-name="ro2">
          <table:table-cell table:style-name="ce73" office:value-type="string" calcext:value-type="string">
            <text:p>PT1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</table:table-row>
        <table:table-row table:style-name="ro2">
          <table:table-cell table:style-name="ce73" office:value-type="string" calcext:value-type="string">
            <text:p>PT1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</table:table-row>
        <table:table-row table:style-name="ro2">
          <table:table-cell table:style-name="ce73" office:value-type="string" calcext:value-type="string">
            <text:p>PT1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style-name="ce74" table:number-columns-repeated="57"/>
        </table:table-row>
        <table:table-row table:style-name="ro2">
          <table:table-cell table:style-name="ce73" office:value-type="string" calcext:value-type="string">
            <text:p>PT1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</table:table-row>
        <table:table-row table:style-name="ro2">
          <table:table-cell table:style-name="ce73" office:value-type="string" calcext:value-type="string">
            <text:p>PT2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</table:table-row>
        <table:table-row table:style-name="ro2">
          <table:table-cell table:style-name="ce73" office:value-type="string" calcext:value-type="string">
            <text:p>PT2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</table:table-row>
        <table:table-row table:style-name="ro2">
          <table:table-cell table:style-name="ce73" office:value-type="string" calcext:value-type="string">
            <text:p>PT2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style-name="ce74" table:number-columns-repeated="57"/>
        </table:table-row>
        <table:table-row table:style-name="ro2">
          <table:table-cell table:style-name="ce73" office:value-type="string" calcext:value-type="string">
            <text:p>PT2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</table:table-row>
        <table:table-row table:style-name="ro2">
          <table:table-cell table:style-name="ce73" office:value-type="string" calcext:value-type="string">
            <text:p>PT3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</table:table-row>
        <table:table-row table:style-name="ro2">
          <table:table-cell table:style-name="ce73" office:value-type="string" calcext:value-type="string">
            <text:p>PT3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</table:table-row>
        <table:table-row table:style-name="ro2">
          <table:table-cell table:style-name="ce73" office:value-type="string" calcext:value-type="string">
            <text:p>PT3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number-columns-repeated="57"/>
        </table:table-row>
        <table:table-row table:style-name="ro2">
          <table:table-cell table:style-name="ce73" office:value-type="string" calcext:value-type="string">
            <text:p>PT3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73" office:value-type="string" calcext:value-type="string">
            <text:p>PT4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73" office:value-type="string" calcext:value-type="string">
            <text:p>PT4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73" office:value-type="string" calcext:value-type="string">
            <text:p>PT4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number-columns-repeated="57"/>
        </table:table-row>
        <table:table-row table:style-name="ro2">
          <table:table-cell table:style-name="ce73" office:value-type="string" calcext:value-type="string">
            <text:p>PT4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73" office:value-type="string" calcext:value-type="string">
            <text:p>PT5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73" office:value-type="string" calcext:value-type="string">
            <text:p>PT5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73" office:value-type="string" calcext:value-type="string">
            <text:p>PT5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number-columns-repeated="57"/>
        </table:table-row>
        <table:table-row table:style-name="ro2">
          <table:table-cell table:style-name="ce73" office:value-type="string" calcext:value-type="string">
            <text:p>PT5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73" office:value-type="string" calcext:value-type="string">
            <text:p>PT6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73" office:value-type="string" calcext:value-type="string">
            <text:p>PT6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73" office:value-type="string" calcext:value-type="string">
            <text:p>PT6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number-columns-repeated="57"/>
        </table:table-row>
        <table:table-row table:style-name="ro2">
          <table:table-cell table:style-name="ce73" office:value-type="string" calcext:value-type="string">
            <text:p>PT6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73" office:value-type="string" calcext:value-type="string">
            <text:p>PT6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V</text:p>
          </table:table-cell>
          <table:table-cell table:style-name="ce75" office:value-type="float" office:value="3" calcext:value-type="float">
            <text:p>3,00</text:p>
          </table:table-cell>
          <table:table-cell table:number-columns-repeated="57"/>
        </table:table-row>
        <table:table-row table:style-name="ro2">
          <table:table-cell table:style-name="ce73" office:value-type="string" calcext:value-type="string">
            <text:p>PT6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V</text:p>
          </table:table-cell>
          <table:table-cell table:style-name="ce7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74" office:value-type="string" calcext:value-type="string">
            <text:p>PT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M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74" office:value-type="string" calcext:value-type="string">
            <text:p>PT7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M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74" office:value-type="string" calcext:value-type="string">
            <text:p>PT7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74" office:value-type="string" calcext:value-type="string">
            <text:p>PT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74" office:value-type="string" calcext:value-type="string">
            <text:p>PT7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74" office:value-type="string" calcext:value-type="string">
            <text:p>PT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74" office:value-type="string" calcext:value-type="string">
            <text:p>PT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M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74" office:value-type="string" calcext:value-type="string">
            <text:p>PT8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M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74" office:value-type="string" calcext:value-type="string">
            <text:p>PT8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74" office:value-type="string" calcext:value-type="string">
            <text:p>PT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74" office:value-type="string" calcext:value-type="string">
            <text:p>PA1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74" office:value-type="string" calcext:value-type="string">
            <text:p>PA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74" office:value-type="string" calcext:value-type="string">
            <text:p>PA2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74" office:value-type="string" calcext:value-type="string">
            <text:p>PA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74" office:value-type="string" calcext:value-type="string">
            <text:p>PS1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7.5" calcext:value-type="float">
            <text:p>7,5</text:p>
          </table:table-cell>
          <table:table-cell table:number-columns-repeated="57"/>
        </table:table-row>
        <table:table-row table:style-name="ro2">
          <table:table-cell table:style-name="ce74" office:value-type="string" calcext:value-type="string">
            <text:p>PS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74" office:value-type="string" calcext:value-type="string">
            <text:p>PS2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7.5" calcext:value-type="float">
            <text:p>7,5</text:p>
          </table:table-cell>
          <table:table-cell table:number-columns-repeated="57"/>
        </table:table-row>
        <table:table-row table:style-name="ro2">
          <table:table-cell table:style-name="ce74" office:value-type="string" calcext:value-type="string">
            <text:p>PS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74" office:value-type="string" calcext:value-type="string">
            <text:p>PS3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7.5" calcext:value-type="float">
            <text:p>7,5</text:p>
          </table:table-cell>
          <table:table-cell table:number-columns-repeated="57"/>
        </table:table-row>
        <table:table-row table:style-name="ro2">
          <table:table-cell table:style-name="ce74" office:value-type="string" calcext:value-type="string">
            <text:p>PS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74" office:value-type="string" calcext:value-type="string">
            <text:p>PS4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7.5" calcext:value-type="float">
            <text:p>7,5</text:p>
          </table:table-cell>
          <table:table-cell table:number-columns-repeated="57"/>
        </table:table-row>
        <table:table-row table:style-name="ro2">
          <table:table-cell table:style-name="ce74" office:value-type="string" calcext:value-type="string">
            <text:p>PS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 table:number-rows-repeated="124">
          <table:table-cell table:style-name="ce74"/>
          <table:table-cell table:number-columns-repeated="60"/>
        </table:table-row>
        <table:table-row table:style-name="ro2" table:number-rows-repeated="1048372">
          <table:table-cell table:number-columns-repeated="61"/>
        </table:table-row>
        <table:table-row table:style-name="ro2">
          <table:table-cell table:number-columns-repeated="61"/>
        </table:table-row>
      </table:table>
      <table:table table:name="parametros_vertice_validacao_excecao" table:style-name="ta2" table:protected="true" table:protection-key="0JH//jgxM6fwuCNDEjKMbo8kKCw=" table:protection-key-digest-algorithm="http://www.w3.org/2000/09/xmldsig#sha1">
        <loext:table-protection loext:select-protected-cells="true" loext:select-unprotected-cells="true"/>
        <table:table-column table:style-name="co52" table:default-cell-style-name="Default"/>
        <table:table-column table:style-name="co53" table:default-cell-style-name="Default"/>
        <table:table-column table:style-name="co54" table:default-cell-style-name="ce74"/>
        <table:table-column table:style-name="co55" table:number-columns-repeated="8" table:default-cell-style-name="Default"/>
        <table:table-column table:style-name="co56" table:default-cell-style-name="Default"/>
        <table:table-column table:style-name="co27" table:number-columns-repeated="48" table:default-cell-style-name="Default"/>
        <table:table-row table:style-name="ro6">
          <table:table-cell table:style-name="ce70" office:value-type="string" calcext:value-type="string" table:number-columns-spanned="1" table:number-rows-spanned="2">
            <text:p>Parâmetros para a validação de vértices exceção</text:p>
          </table:table-cell>
          <table:table-cell table:style-name="ce74"/>
          <table:table-cell/>
          <table:table-cell table:style-name="ce74" table:number-columns-repeated="57"/>
        </table:table-row>
        <table:table-row table:style-name="ro2">
          <table:covered-table-cell table:style-name="ce149" table:content-validation-name="val3"/>
          <table:table-cell table:style-name="ce149" table:content-validation-name="val3" table:number-columns-spanned="2" table:number-rows-spanned="1"/>
          <table:covered-table-cell table:style-name="ce149" table:content-validation-name="val3"/>
          <table:table-cell table:style-name="ce74" table:number-columns-repeated="57"/>
        </table:table-row>
        <table:table-row table:style-name="ro2">
          <table:table-cell table:style-name="ce72" table:content-validation-name="val3" office:value-type="string" calcext:value-type="string">
            <text:p>Código</text:p>
          </table:table-cell>
          <table:table-cell table:style-name="ce72" table:content-validation-name="val3" office:value-type="string" calcext:value-type="string">
            <text:p>Tipo de Limite</text:p>
          </table:table-cell>
          <table:table-cell table:style-name="ce72" table:content-validation-name="val3" office:value-type="string" calcext:value-type="string">
            <text:p>Tipo de Vértice</text:p>
          </table:table-cell>
          <table:table-cell table:style-name="ce74" table:number-columns-repeated="57"/>
        </table:table-row>
        <table:table-row table:style-name="ro2">
          <table:table-cell table:style-name="ce73" office:value-type="string" calcext:value-type="string">
            <text:p>PS1</text:p>
          </table:table-cell>
          <table:table-cell table:style-name="ce73" office:value-type="string" calcext:value-type="string">
            <text:p>LA1</text:p>
          </table:table-cell>
          <table:table-cell table:style-name="ce73" office:value-type="string" calcext:value-type="string">
            <text:p>V</text:p>
          </table:table-cell>
          <table:table-cell table:style-name="ce74" table:number-columns-repeated="57"/>
        </table:table-row>
        <table:table-row table:style-name="ro2">
          <table:table-cell table:style-name="ce73" office:value-type="string" calcext:value-type="string">
            <text:p>PS2</text:p>
          </table:table-cell>
          <table:table-cell table:style-name="ce73" office:value-type="string" calcext:value-type="string">
            <text:p>LA1</text:p>
          </table:table-cell>
          <table:table-cell table:style-name="ce73" office:value-type="string" calcext:value-type="string">
            <text:p>V</text:p>
          </table:table-cell>
          <table:table-cell table:style-name="ce74"/>
          <table:table-cell table:style-name="ce74" office:value-type="string" calcext:value-type="string">
            <text:p>* Reinicializar o arquivo para alterar os valores dos parâmetros</text:p>
          </table:table-cell>
          <table:table-cell table:style-name="ce74" table:number-columns-repeated="55"/>
        </table:table-row>
        <table:table-row table:style-name="ro2">
          <table:table-cell table:style-name="ce73" office:value-type="string" calcext:value-type="string">
            <text:p>PS3</text:p>
          </table:table-cell>
          <table:table-cell table:style-name="ce73" office:value-type="string" calcext:value-type="string">
            <text:p>LA1</text:p>
          </table:table-cell>
          <table:table-cell table:style-name="ce73" office:value-type="string" calcext:value-type="string">
            <text:p>V</text:p>
          </table:table-cell>
          <table:table-cell table:style-name="ce74" table:number-columns-repeated="57"/>
        </table:table-row>
        <table:table-row table:style-name="ro2">
          <table:table-cell table:style-name="ce73" office:value-type="string" calcext:value-type="string">
            <text:p>PS4</text:p>
          </table:table-cell>
          <table:table-cell table:style-name="ce73" office:value-type="string" calcext:value-type="string">
            <text:p>LA1</text:p>
          </table:table-cell>
          <table:table-cell table:style-name="ce73" office:value-type="string" calcext:value-type="string">
            <text:p>V</text:p>
          </table:table-cell>
          <table:table-cell table:style-name="ce74"/>
          <table:table-cell table:style-name="ce76"/>
          <table:table-cell table:style-name="ce74" table:number-columns-repeated="55"/>
        </table:table-row>
        <table:table-row table:style-name="ro2" table:number-rows-repeated="2">
          <table:table-cell table:style-name="ce73" table:number-columns-repeated="3"/>
          <table:table-cell table:style-name="ce74"/>
          <table:table-cell table:style-name="ce76"/>
          <table:table-cell table:style-name="ce74" table:number-columns-repeated="55"/>
        </table:table-row>
        <table:table-row table:style-name="ro2" table:number-rows-repeated="32">
          <table:table-cell table:style-name="ce73" table:number-columns-repeated="3"/>
          <table:table-cell table:style-name="ce74" table:number-columns-repeated="57"/>
        </table:table-row>
        <table:table-row table:style-name="ro2" table:number-rows-repeated="16">
          <table:table-cell table:style-name="ce73" table:number-columns-repeated="3"/>
          <table:table-cell table:number-columns-repeated="57"/>
        </table:table-row>
        <table:table-row table:style-name="ro2" table:number-rows-repeated="146">
          <table:table-cell table:style-name="ce74"/>
          <table:table-cell table:number-columns-repeated="59"/>
        </table:table-row>
        <table:table-row table:style-name="ro2" table:number-rows-repeated="1048372">
          <table:table-cell table:number-columns-repeated="60"/>
        </table:table-row>
        <table:table-row table:style-name="ro2">
          <table:table-cell table:number-columns-repeated="60"/>
        </table:table-row>
      </table:table>
      <table:named-expressions/>
      <table:database-ranges>
        <table:database-range table:name="__Anonymous_Sheet_DB__3" table:target-range-address="parametros_controles.B23:parametros_controles.B559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number:min-decimal-places="1" number:min-integer-digits="1"/>
    </number:number-style>
    <number:number-style style:name="N109">
      <number:number number:decimal-places="3" number:min-decimal-places="3" number:min-integer-digits="1"/>
    </number:number-style>
    <number:number-style style:name="N11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1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4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5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">
      <number:number number:decimal-places="0" number:min-decimal-places="0" number:min-integer-digits="1" number:grouping="true"/>
      <number:text> </number:text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R$ (</number:text>
      <number:number number:decimal-places="0" number:min-decimal-places="0" number:min-integer-digits="1" number:grouping="true"/>
      <number:text>)</number:text>
    </number:number-style>
    <number:number-style style:name="N127P2" style:volatile="true">
      <number:text> R$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2" number:min-decimal-places="2" number:min-integer-digits="1" number:grouping="true"/>
      <number:text> </number:text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R$ 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R$ -</number:text>
      <number:number number:decimal-places="0" number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5" number:min-decimal-places="5" number:min-integer-digits="1"/>
    </number:number-style>
    <number:number-style style:name="N142">
      <number:number number:decimal-places="0" number:min-decimal-places="0" number:min-integer-digits="11"/>
    </number:number-style>
    <number:number-style style:name="N144P0" style:volatile="true">
      <number:text>Sim</number:text>
    </number:number-style>
    <number:number-style style:name="N144P1" style:volatile="true">
      <number:text>Sim</number:text>
    </number:number-style>
    <number:number-style style:name="N144">
      <number:text>Nã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Verdadeiro</number:text>
    </number:number-style>
    <number:number-style style:name="N146P1" style:volatile="true">
      <number:text>Verdadeiro</number:text>
    </number:number-style>
    <number:number-style style:name="N146">
      <number:text>Fals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Ativar</number:text>
    </number:number-style>
    <number:number-style style:name="N148P1" style:volatile="true">
      <number:text>Ativar</number:text>
    </number:number-style>
    <number:number-style style:name="N148">
      <number:text>Desativar</number:text>
      <style:map style:condition="value()&gt;0" style:apply-style-name="N148P0"/>
      <style:map style:condition="value()&lt;0" style:apply-style-name="N148P1"/>
    </number:number-style>
    <number:currency-style style:name="N150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number-style style:name="N152P0" style:volatile="true">
      <number:text>R$ </number:text>
      <number:number number:decimal-places="0" number:min-decimal-places="0" number:min-integer-digits="1" number:grouping="true"/>
    </number:number-style>
    <number:number-style style:name="N152">
      <number:text>-R$ </number:text>
      <number:number number:decimal-places="0" number:min-decimal-places="0" number:min-integer-digits="1" number:grouping="true"/>
      <style:map style:condition="value()&gt;=0" style:apply-style-name="N152P0"/>
    </number:number-style>
    <number:number-style style:name="N153P0" style:volatile="true">
      <number:text>R$ </number:text>
      <number:number number:decimal-places="0" number:min-decimal-places="0" number:min-integer-digits="1" number:grouping="true"/>
    </number:number-style>
    <number:number-style style:name="N153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53P0"/>
    </number:number-style>
    <number:number-style style:name="N154">
      <number:text>R$ </number:text>
      <number:number number:decimal-places="2" number:min-decimal-places="2" number:min-integer-digits="1" number:grouping="true"/>
    </number:number-style>
    <number:number-style style:name="N155P0" style:volatile="true">
      <number:text>R$ </number:text>
      <number:number number:decimal-places="2" number:min-decimal-places="2" number:min-integer-digits="1" number:grouping="true"/>
    </number:number-style>
    <number:number-style style:name="N155">
      <number:text>-R$ </number:text>
      <number:number number:decimal-places="2" number:min-decimal-places="2" number:min-integer-digits="1" number:grouping="true"/>
      <style:map style:condition="value()&gt;=0" style:apply-style-name="N155P0"/>
    </number:number-style>
    <number:number-style style:name="N156P0" style:volatile="true">
      <number:text>R$ </number:text>
      <number:number number:decimal-places="2" number:min-decimal-places="2" number:min-integer-digits="1" number:grouping="true"/>
    </number:number-style>
    <number:number-style style:name="N156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56P0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60P1" style:volatile="true">
      <number:text>-R$ </number:text>
      <number:number number:decimal-places="0" number:min-decimal-places="0" number:min-integer-digits="1" number:grouping="true"/>
      <number:text> </number:text>
    </number:number-style>
    <number:number-style style:name="N160P2" style:volatile="true">
      <number:text> R$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2P2" style:volatile="true">
      <number:text>-</number:text>
      <number:number number:decimal-places="0" number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-R$ </number:text>
      <number:number number:decimal-places="2" number:min-decimal-places="2" number:min-integer-digits="1" number:grouping="true"/>
      <number:text> </number:text>
    </number:number-style>
    <number:number-style style:name="N164P2" style:volatile="true">
      <number:text> R$ -</number:text>
      <number:number number:decimal-places="0" number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7P0" style:volatile="true">
      <number:number number:decimal-places="3" number:min-decimal-places="3" number:min-integer-digits="1" number:grouping="true"/>
      <number:text> </number:text>
    </number:number-style>
    <number:number-style style:name="N167P1" style:volatile="true">
      <number:text> (</number:text>
      <number:number number:decimal-places="3" number:min-decimal-places="3" number:min-integer-digits="1" number:grouping="true"/>
      <number:text>)</number:text>
    </number:number-style>
    <number:number-style style:name="N167P2" style:volatile="true">
      <number:text>-</number:text>
      <number:number number:decimal-places="0" number:min-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0P0" style:volatile="true">
      <number:number number:decimal-places="1" number:min-decimal-places="1" number:min-integer-digits="1" number:grouping="true"/>
      <number:text> </number:text>
    </number:number-style>
    <number:number-style style:name="N170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70P2" style:volatile="true">
      <number:text>-</number:text>
      <number:number number:decimal-places="0" number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2" number:min-decimal-places="2" number:min-integer-digits="1"/>
      <number:text> </number:text>
    </number:number-style>
    <number:number-style style:name="N172">
      <number:text>(</number:text>
      <number:number number:decimal-places="2" number:min-decimal-places="2" number:min-integer-digits="1"/>
      <number:text>)</number:text>
      <style:map style:condition="value()&gt;=0" style:apply-style-name="N172P0"/>
    </number:number-style>
    <number:number-style style:name="N173">
      <number:number number:decimal-places="4" number:min-decimal-places="4" number:min-integer-digits="1" number:grouping="true"/>
    </number:number-style>
    <number:number-style style:name="N174">
      <number:number number:decimal-places="0" number:min-decimal-places="0" number:min-integer-digits="0">
        <number:embedded-text number:position="2">-</number:embedded-text>
      </number:number>
    </number:number-style>
    <number:number-style style:name="N175">
      <number:text> $ </number:text>
      <number:number number:decimal-places="2" number:min-decimal-places="2" number:min-integer-digits="1" number:grouping="true"/>
      <number:text> </number:text>
    </number:number-style>
    <number:number-style style:name="N176">
      <number:text> $ (</number:text>
      <number:number number:decimal-places="2" number:min-decimal-places="2" number:min-integer-digits="1" number:grouping="true"/>
      <number:text>)</number:text>
    </number:number-style>
    <number:number-style style:name="N177">
      <number:text> $ - </number:text>
    </number:number-style>
    <number:number-style style:name="N178P0" style:volatile="true">
      <number:text> $ </number:text>
      <number:number number:decimal-places="2" number:min-decimal-places="2" number:min-integer-digits="1" number:grouping="true"/>
      <number:text> </number:text>
    </number:number-style>
    <number:number-style style:name="N178P1" style:volatile="true">
      <number:text> $ (</number:text>
      <number:number number:decimal-places="2" number:min-decimal-places="2" number:min-integer-digits="1" number:grouping="true"/>
      <number:text>)</number:text>
    </number:number-style>
    <number:number-style style:name="N178P2" style:volatile="true">
      <number:text> $ 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text> $ </number:text>
      <number:number number:decimal-places="0" number:min-decimal-places="0" number:min-integer-digits="1" number:grouping="true"/>
      <number:text> </number:text>
    </number:number-style>
    <number:number-style style:name="N180">
      <number:text> $ (</number:text>
      <number:number number:decimal-places="0" number:min-decimal-places="0" number:min-integer-digits="1" number:grouping="true"/>
      <number:text>)</number:text>
    </number:number-style>
    <number:number-style style:name="N181P0" style:volatile="true">
      <number:text> $ </number:text>
      <number:number number:decimal-places="0" number:min-decimal-places="0" number:min-integer-digits="1" number:grouping="true"/>
      <number:text> </number:text>
    </number:number-style>
    <number:number-style style:name="N181P1" style:volatile="true">
      <number:text> $ (</number:text>
      <number:number number:decimal-places="0" number:min-decimal-places="0" number:min-integer-digits="1" number:grouping="true"/>
      <number:text>)</number:text>
    </number:number-style>
    <number:number-style style:name="N181P2" style:volatile="true">
      <number:text> $ 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text>  (</number:text>
      <number:number number:decimal-places="2" number:min-decimal-places="2" number:min-integer-digits="1" number:grouping="true"/>
      <number:text>)</number:text>
    </number:number-style>
    <number:number-style style:name="N183">
      <number:text>  - </number:text>
    </number:number-style>
    <number:number-style style:name="N184P0" style:volatile="true">
      <number:number number:decimal-places="2" number:min-decimal-places="2" number:min-integer-digits="1" number:grouping="true"/>
      <number:text> </number:text>
    </number:number-style>
    <number:number-style style:name="N184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84P2" style:volatile="true">
      <number:text>  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text>  (</number:text>
      <number:number number:decimal-places="0" number:min-decimal-places="0" number:min-integer-digits="1" number:grouping="true"/>
      <number:text>)</number:text>
    </number:number-style>
    <number:number-style style:name="N186P0" style:volatile="true">
      <number:number number:decimal-places="0" number:min-decimal-places="0" number:min-integer-digits="1" number:grouping="true"/>
      <number:text> </number:text>
    </number:number-style>
    <number:number-style style:name="N186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86P2" style:volatile="true">
      <number:text>  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">
      <number:number number:decimal-places="20" number:min-decimal-places="20" number:min-integer-digits="1"/>
    </number:number-style>
    <number:number-style style:name="N188">
      <number:number number:decimal-places="6" number:min-decimal-places="6" number:min-integer-digits="1"/>
    </number:number-style>
    <number:number-style style:name="N10107" number:language="pt" number:country="BR">
      <number:number number:decimal-places="3" number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fill-image draw:name="Empty" xlink:href="Pictures/10000000000000080000000804B398AF1D13287F.png" xlink:type="simple" xlink:show="embed" xlink:actuate="onLoad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/00/0000</text:date>, <text:time style:data-style-name="N2" text:time-value="15:04:16.94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motta </meta:initial-creator>
    <meta:creation-date>2013-02-07T23:11:31</meta:creation-date>
    <meta:generator>LibreOffice/7.1.2.2$Windows_X86_64 LibreOffice_project/8a45595d069ef5570103caea1b71cc9d82b2aae4</meta:generator>
    <dc:date>2021-07-21T15:04:59.081000000</dc:date>
    <meta:editing-duration>PT11H20M29S</meta:editing-duration>
    <meta:editing-cycles>93</meta:editing-cycles>
    <meta:document-statistic meta:table-count="8" meta:cell-count="6085" meta:object-count="14"/>
  </office:meta>
</office:document-meta>
</file>